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ro5" style:family="table-row">
      <style:table-row-properties style:row-height="0.811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ro7" style:family="table-row">
      <style:table-row-properties style:row-height="0.5437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2-09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94-09-0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04-09-02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14-09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24-09-01</text:p>
          </table:table-cell>
        </table:table-row>
        <table:table-row table:style-name="ro2">
          <table:table-cell office:value-type="string" calcext:value-type="string">
            <text:p><text:a xlink:href="javascript:sym(1342)" xlink:type="simple">Agad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اكادير</text:p>
          </table:table-cell>
          <table:table-cell table:style-name="ce3" office:value-type="float" office:value="132387" calcext:value-type="float">
            <text:p>132387</text:p>
          </table:table-cell>
          <table:table-cell office:value-type="float" office:value="254865" calcext:value-type="float">
            <text:p>254865</text:p>
          </table:table-cell>
          <table:table-cell office:value-type="float" office:value="346106" calcext:value-type="float">
            <text:p>346106</text:p>
          </table:table-cell>
          <table:table-cell office:value-type="float" office:value="421844" calcext:value-type="float">
            <text:p>421844</text:p>
          </table:table-cell>
          <table:table-cell office:value-type="float" office:value="504768" calcext:value-type="float">
            <text:p>504768</text:p>
          </table:table-cell>
        </table:table-row>
        <table:table-row table:style-name="ro2">
          <table:table-cell office:value-type="string" calcext:value-type="string">
            <text:p><text:a xlink:href="javascript:sym(39350)" xlink:type="simple">Agouraï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اكوراي</text:p>
          </table:table-cell>
          <table:table-cell office:value-type="string" calcext:value-type="string">
            <text:p>...</text:p>
          </table:table-cell>
          <table:table-cell office:value-type="float" office:value="10033" calcext:value-type="float">
            <text:p>10033</text:p>
          </table:table-cell>
          <table:table-cell office:value-type="float" office:value="13291" calcext:value-type="float">
            <text:p>13291</text:p>
          </table:table-cell>
          <table:table-cell office:value-type="float" office:value="16651" calcext:value-type="float">
            <text:p>16651</text:p>
          </table:table-cell>
          <table:table-cell office:value-type="float" office:value="19158" calcext:value-type="float">
            <text:p>19158</text:p>
          </table:table-cell>
        </table:table-row>
        <table:table-row table:style-name="ro2">
          <table:table-cell office:value-type="string" calcext:value-type="string">
            <text:p><text:a xlink:href="javascript:sym(34102)" xlink:type="simple">Ahf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احفير</text:p>
          </table:table-cell>
          <table:table-cell office:value-type="string" calcext:value-type="string">
            <text:p>...</text:p>
          </table:table-cell>
          <table:table-cell office:value-type="float" office:value="20508" calcext:value-type="float">
            <text:p>20508</text:p>
          </table:table-cell>
          <table:table-cell office:value-type="float" office:value="19482" calcext:value-type="float">
            <text:p>19482</text:p>
          </table:table-cell>
          <table:table-cell office:value-type="float" office:value="19630" calcext:value-type="float">
            <text:p>19630</text:p>
          </table:table-cell>
          <table:table-cell office:value-type="float" office:value="16310" calcext:value-type="float">
            <text:p>16310</text:p>
          </table:table-cell>
        </table:table-row>
        <table:table-row table:style-name="ro2">
          <table:table-cell office:value-type="string" calcext:value-type="string">
            <text:p><text:a xlink:href="javascript:sym(34107)" xlink:type="simple">Aïn Attig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عين عتيق</text:p>
          </table:table-cell>
          <table:table-cell office:value-type="string" calcext:value-type="string">
            <text:p>...</text:p>
          </table:table-cell>
          <table:table-cell office:value-type="float" office:value="15513" calcext:value-type="float">
            <text:p>15513</text:p>
          </table:table-cell>
          <table:table-cell office:value-type="float" office:value="17688" calcext:value-type="float">
            <text:p>17688</text:p>
          </table:table-cell>
          <table:table-cell office:value-type="float" office:value="25078" calcext:value-type="float">
            <text:p>25078</text:p>
          </table:table-cell>
          <table:table-cell office:value-type="float" office:value="73985" calcext:value-type="float">
            <text:p>73985</text:p>
          </table:table-cell>
        </table:table-row>
        <table:table-row table:style-name="ro2">
          <table:table-cell office:value-type="string" calcext:value-type="string">
            <text:p><text:a xlink:href="javascript:sym(21613)" xlink:type="simple">Aïn El Aou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عين العودة</text:p>
          </table:table-cell>
          <table:table-cell office:value-type="float" office:value="3533" calcext:value-type="float">
            <text:p>3533</text:p>
          </table:table-cell>
          <table:table-cell office:value-type="float" office:value="13708" calcext:value-type="float">
            <text:p>13708</text:p>
          </table:table-cell>
          <table:table-cell office:value-type="float" office:value="25105" calcext:value-type="float">
            <text:p>25105</text:p>
          </table:table-cell>
          <table:table-cell office:value-type="float" office:value="49816" calcext:value-type="float">
            <text:p>49816</text:p>
          </table:table-cell>
          <table:table-cell office:value-type="float" office:value="98502" calcext:value-type="float">
            <text:p>98502</text:p>
          </table:table-cell>
        </table:table-row>
        <table:table-row table:style-name="ro2">
          <table:table-cell office:value-type="string" calcext:value-type="string">
            <text:p><text:a xlink:href="javascript:sym(21580)" xlink:type="simple">Aïn Harrou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عين حرودة</text:p>
          </table:table-cell>
          <table:table-cell office:value-type="string" calcext:value-type="string">
            <text:p>...</text:p>
          </table:table-cell>
          <table:table-cell office:value-type="float" office:value="27741" calcext:value-type="float">
            <text:p>27741</text:p>
          </table:table-cell>
          <table:table-cell office:value-type="float" office:value="41853" calcext:value-type="float">
            <text:p>41853</text:p>
          </table:table-cell>
          <table:table-cell office:value-type="float" office:value="62420" calcext:value-type="float">
            <text:p>62420</text:p>
          </table:table-cell>
          <table:table-cell office:value-type="float" office:value="60804" calcext:value-type="float">
            <text:p>60804</text:p>
          </table:table-cell>
        </table:table-row>
        <table:table-row table:style-name="ro2">
          <table:table-cell office:value-type="string" calcext:value-type="string">
            <text:p><text:a xlink:href="javascript:sym(21608)" xlink:type="simple">Aïn Taoujda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عين تاوجطات</text:p>
          </table:table-cell>
          <table:table-cell office:value-type="float" office:value="7776" calcext:value-type="float">
            <text:p>7776</text:p>
          </table:table-cell>
          <table:table-cell office:value-type="float" office:value="16070" calcext:value-type="float">
            <text:p>16070</text:p>
          </table:table-cell>
          <table:table-cell office:value-type="float" office:value="22030" calcext:value-type="float">
            <text:p>22030</text:p>
          </table:table-cell>
          <table:table-cell office:value-type="float" office:value="28288" calcext:value-type="float">
            <text:p>28288</text:p>
          </table:table-cell>
          <table:table-cell office:value-type="float" office:value="33055" calcext:value-type="float">
            <text:p>33055</text:p>
          </table:table-cell>
        </table:table-row>
        <table:table-row table:style-name="ro2">
          <table:table-cell office:value-type="string" calcext:value-type="string">
            <text:p><text:a xlink:href="javascript:sym(34111)" xlink:type="simple">Aït Amir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ايت عميرة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8560" calcext:value-type="float">
            <text:p>48560</text:p>
          </table:table-cell>
          <table:table-cell office:value-type="float" office:value="78163" calcext:value-type="float">
            <text:p>78163</text:p>
          </table:table-cell>
        </table:table-row>
        <table:table-row table:style-name="ro2">
          <table:table-cell office:value-type="string" calcext:value-type="string">
            <text:p><text:a xlink:href="javascript:sym(29835)" xlink:type="simple">Aït Mellou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أيت ملول</text:p>
          </table:table-cell>
          <table:table-cell office:value-type="float" office:value="11712" calcext:value-type="float">
            <text:p>11712</text:p>
          </table:table-cell>
          <table:table-cell office:value-type="float" office:value="82825" calcext:value-type="float">
            <text:p>82825</text:p>
          </table:table-cell>
          <table:table-cell office:value-type="float" office:value="130370" calcext:value-type="float">
            <text:p>130370</text:p>
          </table:table-cell>
          <table:table-cell office:value-type="float" office:value="171847" calcext:value-type="float">
            <text:p>171847</text:p>
          </table:table-cell>
          <table:table-cell office:value-type="float" office:value="210870" calcext:value-type="float">
            <text:p>210870</text:p>
          </table:table-cell>
        </table:table-row>
        <table:table-row table:style-name="ro2">
          <table:table-cell office:value-type="string" calcext:value-type="string">
            <text:p><text:a xlink:href="javascript:sym(21615)" xlink:type="simple">Aït Our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أيت أورير</text:p>
          </table:table-cell>
          <table:table-cell office:value-type="float" office:value="6079" calcext:value-type="float">
            <text:p>6079</text:p>
          </table:table-cell>
          <table:table-cell office:value-type="float" office:value="12162" calcext:value-type="float">
            <text:p>12162</text:p>
          </table:table-cell>
          <table:table-cell office:value-type="float" office:value="20005" calcext:value-type="float">
            <text:p>20005</text:p>
          </table:table-cell>
          <table:table-cell office:value-type="float" office:value="39108" calcext:value-type="float">
            <text:p>39108</text:p>
          </table:table-cell>
          <table:table-cell office:value-type="float" office:value="56954" calcext:value-type="float">
            <text:p>56954</text:p>
          </table:table-cell>
        </table:table-row>
        <table:table-row table:style-name="ro2">
          <table:table-cell office:value-type="string" calcext:value-type="string">
            <text:p><text:a xlink:href="javascript:sym(21581)" xlink:type="simple">Al Aârou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العروي</text:p>
          </table:table-cell>
          <table:table-cell office:value-type="float" office:value="10836" calcext:value-type="float">
            <text:p>10836</text:p>
          </table:table-cell>
          <table:table-cell office:value-type="float" office:value="27049" calcext:value-type="float">
            <text:p>27049</text:p>
          </table:table-cell>
          <table:table-cell office:value-type="float" office:value="36021" calcext:value-type="float">
            <text:p>36021</text:p>
          </table:table-cell>
          <table:table-cell office:value-type="float" office:value="47599" calcext:value-type="float">
            <text:p>47599</text:p>
          </table:table-cell>
          <table:table-cell office:value-type="float" office:value="46540" calcext:value-type="float">
            <text:p>46540</text:p>
          </table:table-cell>
        </table:table-row>
        <table:table-row table:style-name="ro2">
          <table:table-cell office:value-type="string" calcext:value-type="string">
            <text:p><text:a xlink:href="javascript:sym(1371)" xlink:type="simple">Al Hoceïm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لحسيمة</text:p>
          </table:table-cell>
          <table:table-cell office:value-type="float" office:value="41662" calcext:value-type="float">
            <text:p>41662</text:p>
          </table:table-cell>
          <table:table-cell office:value-type="float" office:value="55216" calcext:value-type="float">
            <text:p>55216</text:p>
          </table:table-cell>
          <table:table-cell office:value-type="float" office:value="55357" calcext:value-type="float">
            <text:p>55357</text:p>
          </table:table-cell>
          <table:table-cell office:value-type="float" office:value="56716" calcext:value-type="float">
            <text:p>56716</text:p>
          </table:table-cell>
          <table:table-cell office:value-type="float" office:value="50225" calcext:value-type="float">
            <text:p>50225</text:p>
          </table:table-cell>
        </table:table-row>
        <table:table-row table:style-name="ro2">
          <table:table-cell office:value-type="string" calcext:value-type="string">
            <text:p><text:a xlink:href="javascript:sym(39347)" xlink:type="simple">Ameur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عامر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3971" calcext:value-type="float">
            <text:p>23971</text:p>
          </table:table-cell>
        </table:table-row>
        <table:table-row table:style-name="ro2">
          <table:table-cell office:value-type="string" calcext:value-type="string">
            <text:p><text:a xlink:href="javascript:sym(39331)" xlink:type="simple">Aoulouz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أولوز</text:p>
          </table:table-cell>
          <table:table-cell office:value-type="string" calcext:value-type="string">
            <text:p>...</text:p>
          </table:table-cell>
          <table:table-cell office:value-type="float" office:value="15383" calcext:value-type="float">
            <text:p>15383</text:p>
          </table:table-cell>
          <table:table-cell office:value-type="float" office:value="18518" calcext:value-type="float">
            <text:p>18518</text:p>
          </table:table-cell>
          <table:table-cell office:value-type="float" office:value="17409" calcext:value-type="float">
            <text:p>17409</text:p>
          </table:table-cell>
          <table:table-cell office:value-type="float" office:value="21502" calcext:value-type="float">
            <text:p>21502</text:p>
          </table:table-cell>
        </table:table-row>
        <table:table-row table:style-name="ro2">
          <table:table-cell office:value-type="string" calcext:value-type="string">
            <text:p><text:a xlink:href="javascript:sym(21622)" xlink:type="simple">Aourir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أورير</text:p>
          </table:table-cell>
          <table:table-cell office:value-type="string" calcext:value-type="string">
            <text:p>...</text:p>
          </table:table-cell>
          <table:table-cell office:value-type="float" office:value="11270" calcext:value-type="float">
            <text:p>11270</text:p>
          </table:table-cell>
          <table:table-cell office:value-type="float" office:value="21810" calcext:value-type="float">
            <text:p>21810</text:p>
          </table:table-cell>
          <table:table-cell office:value-type="float" office:value="35365" calcext:value-type="float">
            <text:p>35365</text:p>
          </table:table-cell>
          <table:table-cell office:value-type="float" office:value="44406" calcext:value-type="float">
            <text:p>44406</text:p>
          </table:table-cell>
        </table:table-row>
        <table:table-row table:style-name="ro2">
          <table:table-cell office:value-type="string" calcext:value-type="string">
            <text:p><text:a xlink:href="javascript:sym(21601)" xlink:type="simple">Arfou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ارفود</text:p>
          </table:table-cell>
          <table:table-cell office:value-type="float" office:value="10124" calcext:value-type="float">
            <text:p>10124</text:p>
          </table:table-cell>
          <table:table-cell office:value-type="float" office:value="18563" calcext:value-type="float">
            <text:p>18563</text:p>
          </table:table-cell>
          <table:table-cell office:value-type="float" office:value="23637" calcext:value-type="float">
            <text:p>23637</text:p>
          </table:table-cell>
          <table:table-cell office:value-type="float" office:value="29279" calcext:value-type="float">
            <text:p>29279</text:p>
          </table:table-cell>
          <table:table-cell office:value-type="float" office:value="28912" calcext:value-type="float">
            <text:p>28912</text:p>
          </table:table-cell>
        </table:table-row>
        <table:table-row table:style-name="ro2">
          <table:table-cell office:value-type="string" calcext:value-type="string">
            <text:p><text:a xlink:href="javascript:sym(21624)" xlink:type="simple">Assila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صيلة</text:p>
          </table:table-cell>
          <table:table-cell office:value-type="float" office:value="18722" calcext:value-type="float">
            <text:p>18722</text:p>
          </table:table-cell>
          <table:table-cell office:value-type="float" office:value="24588" calcext:value-type="float">
            <text:p>24588</text:p>
          </table:table-cell>
          <table:table-cell office:value-type="float" office:value="28217" calcext:value-type="float">
            <text:p>28217</text:p>
          </table:table-cell>
          <table:table-cell office:value-type="float" office:value="31147" calcext:value-type="float">
            <text:p>31147</text:p>
          </table:table-cell>
          <table:table-cell office:value-type="float" office:value="36039" calcext:value-type="float">
            <text:p>36039</text:p>
          </table:table-cell>
        </table:table-row>
        <table:table-row table:style-name="ro2">
          <table:table-cell office:value-type="string" calcext:value-type="string">
            <text:p><text:a xlink:href="javascript:sym(14386)" xlink:type="simple">Azemmou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أزمور</text:p>
          </table:table-cell>
          <table:table-cell office:value-type="float" office:value="24774" calcext:value-type="float">
            <text:p>24774</text:p>
          </table:table-cell>
          <table:table-cell office:value-type="float" office:value="32739" calcext:value-type="float">
            <text:p>32739</text:p>
          </table:table-cell>
          <table:table-cell office:value-type="float" office:value="36722" calcext:value-type="float">
            <text:p>36722</text:p>
          </table:table-cell>
          <table:table-cell office:value-type="float" office:value="40920" calcext:value-type="float">
            <text:p>40920</text:p>
          </table:table-cell>
          <table:table-cell office:value-type="float" office:value="42098" calcext:value-type="float">
            <text:p>42098</text:p>
          </table:table-cell>
        </table:table-row>
        <table:table-row table:style-name="ro2">
          <table:table-cell office:value-type="string" calcext:value-type="string">
            <text:p><text:a xlink:href="javascript:sym(21603)" xlink:type="simple">Azila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أزيلال</text:p>
          </table:table-cell>
          <table:table-cell office:value-type="float" office:value="7849" calcext:value-type="float">
            <text:p>7849</text:p>
          </table:table-cell>
          <table:table-cell office:value-type="float" office:value="18080" calcext:value-type="float">
            <text:p>18080</text:p>
          </table:table-cell>
          <table:table-cell office:value-type="float" office:value="27719" calcext:value-type="float">
            <text:p>27719</text:p>
          </table:table-cell>
          <table:table-cell office:value-type="float" office:value="38520" calcext:value-type="float">
            <text:p>38520</text:p>
          </table:table-cell>
          <table:table-cell office:value-type="float" office:value="48138" calcext:value-type="float">
            <text:p>48138</text:p>
          </table:table-cell>
        </table:table-row>
        <table:table-row table:style-name="ro2">
          <table:table-cell office:value-type="string" calcext:value-type="string">
            <text:p><text:a xlink:href="javascript:sym(10522)" xlink:type="simple">Azr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ازرو</text:p>
          </table:table-cell>
          <table:table-cell office:value-type="float" office:value="31471" calcext:value-type="float">
            <text:p>31471</text:p>
          </table:table-cell>
          <table:table-cell office:value-type="float" office:value="40808" calcext:value-type="float">
            <text:p>40808</text:p>
          </table:table-cell>
          <table:table-cell office:value-type="float" office:value="47540" calcext:value-type="float">
            <text:p>47540</text:p>
          </table:table-cell>
          <table:table-cell office:value-type="float" office:value="54350" calcext:value-type="float">
            <text:p>54350</text:p>
          </table:table-cell>
          <table:table-cell office:value-type="float" office:value="57657" calcext:value-type="float">
            <text:p>57657</text:p>
          </table:table-cell>
        </table:table-row>
        <table:table-row table:style-name="ro2">
          <table:table-cell office:value-type="string" calcext:value-type="string">
            <text:p><text:a xlink:href="javascript:sym(14385)" xlink:type="simple">Bejaâ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ابي الجعد</text:p>
          </table:table-cell>
          <table:table-cell office:value-type="float" office:value="28308" calcext:value-type="float">
            <text:p>28308</text:p>
          </table:table-cell>
          <table:table-cell office:value-type="float" office:value="33321" calcext:value-type="float">
            <text:p>33321</text:p>
          </table:table-cell>
          <table:table-cell office:value-type="float" office:value="40513" calcext:value-type="float">
            <text:p>40513</text:p>
          </table:table-cell>
          <table:table-cell office:value-type="float" office:value="46893" calcext:value-type="float">
            <text:p>46893</text:p>
          </table:table-cell>
          <table:table-cell office:value-type="float" office:value="47209" calcext:value-type="float">
            <text:p>47209</text:p>
          </table:table-cell>
        </table:table-row>
        <table:table-row table:style-name="ro2">
          <table:table-cell office:value-type="string" calcext:value-type="string">
            <text:p><text:a xlink:href="javascript:sym(21598)" xlink:type="simple">Ben Ahme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بن أحمد</text:p>
          </table:table-cell>
          <table:table-cell office:value-type="float" office:value="15808" calcext:value-type="float">
            <text:p>15808</text:p>
          </table:table-cell>
          <table:table-cell office:value-type="float" office:value="19135" calcext:value-type="float">
            <text:p>19135</text:p>
          </table:table-cell>
          <table:table-cell office:value-type="float" office:value="21361" calcext:value-type="float">
            <text:p>21361</text:p>
          </table:table-cell>
          <table:table-cell office:value-type="float" office:value="33105" calcext:value-type="float">
            <text:p>33105</text:p>
          </table:table-cell>
          <table:table-cell office:value-type="float" office:value="33469" calcext:value-type="float">
            <text:p>33469</text:p>
          </table:table-cell>
        </table:table-row>
        <table:table-row table:style-name="ro2">
          <table:table-cell office:value-type="string" calcext:value-type="string">
            <text:p><text:a xlink:href="javascript:sym(10523)" xlink:type="simple">Ben Guer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بن جرير</text:p>
          </table:table-cell>
          <table:table-cell office:value-type="float" office:value="22354" calcext:value-type="float">
            <text:p>22354</text:p>
          </table:table-cell>
          <table:table-cell office:value-type="float" office:value="47080" calcext:value-type="float">
            <text:p>47080</text:p>
          </table:table-cell>
          <table:table-cell office:value-type="float" office:value="62872" calcext:value-type="float">
            <text:p>62872</text:p>
          </table:table-cell>
          <table:table-cell office:value-type="float" office:value="88626" calcext:value-type="float">
            <text:p>88626</text:p>
          </table:table-cell>
          <table:table-cell office:value-type="float" office:value="114872" calcext:value-type="float">
            <text:p>114872</text:p>
          </table:table-cell>
        </table:table-row>
        <table:table-row table:style-name="ro2">
          <table:table-cell office:value-type="string" calcext:value-type="string">
            <text:p><text:a xlink:href="javascript:sym(39354)" xlink:type="simple">Beni Bouayac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بني بوعياش</text:p>
          </table:table-cell>
          <table:table-cell office:value-type="string" calcext:value-type="string">
            <text:p>...</text:p>
          </table:table-cell>
          <table:table-cell office:value-type="float" office:value="13128" calcext:value-type="float">
            <text:p>13128</text:p>
          </table:table-cell>
          <table:table-cell office:value-type="float" office:value="15497" calcext:value-type="float">
            <text:p>15497</text:p>
          </table:table-cell>
          <table:table-cell office:value-type="float" office:value="18271" calcext:value-type="float">
            <text:p>18271</text:p>
          </table:table-cell>
          <table:table-cell office:value-type="float" office:value="20013" calcext:value-type="float">
            <text:p>20013</text:p>
          </table:table-cell>
        </table:table-row>
        <table:table-row table:style-name="ro1">
          <table:table-cell office:value-type="string" calcext:value-type="string">
            <text:p><text:a xlink:href="javascript:sym(21587)" xlink:type="simple">Beni Ensar</text:a> (incl. Farkhana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بني انصار</text:p>
          </table:table-cell>
          <table:table-cell office:value-type="string" calcext:value-type="string">
            <text:p>...</text:p>
          </table:table-cell>
          <table:table-cell office:value-type="float" office:value="41925" calcext:value-type="float">
            <text:p>41925</text:p>
          </table:table-cell>
          <table:table-cell office:value-type="float" office:value="52233" calcext:value-type="float">
            <text:p>52233</text:p>
          </table:table-cell>
          <table:table-cell office:value-type="float" office:value="56582" calcext:value-type="float">
            <text:p>56582</text:p>
          </table:table-cell>
          <table:table-cell office:value-type="float" office:value="50508" calcext:value-type="float">
            <text:p>50508</text:p>
          </table:table-cell>
        </table:table-row>
        <table:table-row table:style-name="ro2">
          <table:table-cell office:value-type="string" calcext:value-type="string">
            <text:p><text:a xlink:href="javascript:sym(1343)" xlink:type="simple">Béni Mella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بني ملال</text:p>
          </table:table-cell>
          <table:table-cell office:value-type="float" office:value="95003" calcext:value-type="float">
            <text:p>95003</text:p>
          </table:table-cell>
          <table:table-cell office:value-type="float" office:value="140212" calcext:value-type="float">
            <text:p>140212</text:p>
          </table:table-cell>
          <table:table-cell office:value-type="float" office:value="163286" calcext:value-type="float">
            <text:p>163286</text:p>
          </table:table-cell>
          <table:table-cell office:value-type="float" office:value="192676" calcext:value-type="float">
            <text:p>192676</text:p>
          </table:table-cell>
          <table:table-cell office:value-type="float" office:value="209594" calcext:value-type="float">
            <text:p>209594</text:p>
          </table:table-cell>
        </table:table-row>
        <table:table-row table:style-name="ro2">
          <table:table-cell office:value-type="string" calcext:value-type="string">
            <text:p><text:a xlink:href="javascript:sym(14381)" xlink:type="simple">Benslim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بنسليمان</text:p>
          </table:table-cell>
          <table:table-cell office:value-type="float" office:value="24125" calcext:value-type="float">
            <text:p>24125</text:p>
          </table:table-cell>
          <table:table-cell office:value-type="float" office:value="36977" calcext:value-type="float">
            <text:p>36977</text:p>
          </table:table-cell>
          <table:table-cell office:value-type="float" office:value="46478" calcext:value-type="float">
            <text:p>46478</text:p>
          </table:table-cell>
          <table:table-cell office:value-type="float" office:value="57101" calcext:value-type="float">
            <text:p>57101</text:p>
          </table:table-cell>
          <table:table-cell office:value-type="float" office:value="67317" calcext:value-type="float">
            <text:p>67317</text:p>
          </table:table-cell>
        </table:table-row>
        <table:table-row table:style-name="ro3">
          <table:table-cell office:value-type="string" calcext:value-type="string">
            <text:p><text:a xlink:href="javascript:sym(1344)" xlink:type="simple">Berkane</text:a> (incl. Bouhdila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بركان</text:p>
          </table:table-cell>
          <table:table-cell table:style-name="ce3" office:value-type="float" office:value="60490" calcext:value-type="float">
            <text:p>60490</text:p>
          </table:table-cell>
          <table:table-cell table:style-name="ce3" office:value-type="float" office:value="77026" calcext:value-type="float">
            <text:p>77026</text:p>
          </table:table-cell>
          <table:table-cell office:value-type="float" office:value="96157" calcext:value-type="float">
            <text:p>96157</text:p>
          </table:table-cell>
          <table:table-cell office:value-type="float" office:value="109237" calcext:value-type="float">
            <text:p>109237</text:p>
          </table:table-cell>
          <table:table-cell office:value-type="float" office:value="99069" calcext:value-type="float">
            <text:p>99069</text:p>
          </table:table-cell>
        </table:table-row>
        <table:table-row table:style-name="ro2">
          <table:table-cell office:value-type="string" calcext:value-type="string">
            <text:p><text:a xlink:href="javascript:sym(10525)" xlink:type="simple">Berrechi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برشيد</text:p>
          </table:table-cell>
          <table:table-cell office:value-type="float" office:value="29738" calcext:value-type="float">
            <text:p>29738</text:p>
          </table:table-cell>
          <table:table-cell office:value-type="float" office:value="54781" calcext:value-type="float">
            <text:p>54781</text:p>
          </table:table-cell>
          <table:table-cell office:value-type="float" office:value="89830" calcext:value-type="float">
            <text:p>89830</text:p>
          </table:table-cell>
          <table:table-cell office:value-type="float" office:value="136634" calcext:value-type="float">
            <text:p>136634</text:p>
          </table:table-cell>
          <table:table-cell office:value-type="float" office:value="168687" calcext:value-type="float">
            <text:p>168687</text:p>
          </table:table-cell>
        </table:table-row>
        <table:table-row table:style-name="ro2">
          <table:table-cell office:value-type="string" calcext:value-type="string">
            <text:p><text:a xlink:href="javascript:sym(21612)" xlink:type="simple">Bioug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بيوكرة</text:p>
          </table:table-cell>
          <table:table-cell office:value-type="float" office:value="2974" calcext:value-type="float">
            <text:p>2974</text:p>
          </table:table-cell>
          <table:table-cell office:value-type="float" office:value="13885" calcext:value-type="float">
            <text:p>13885</text:p>
          </table:table-cell>
          <table:table-cell office:value-type="float" office:value="25928" calcext:value-type="float">
            <text:p>25928</text:p>
          </table:table-cell>
          <table:table-cell office:value-type="float" office:value="37933" calcext:value-type="float">
            <text:p>37933</text:p>
          </table:table-cell>
          <table:table-cell office:value-type="float" office:value="50626" calcext:value-type="float">
            <text:p>50626</text:p>
          </table:table-cell>
        </table:table-row>
        <table:table-row table:style-name="ro2">
          <table:table-cell office:value-type="string" calcext:value-type="string">
            <text:p><text:a xlink:href="javascript:sym(39340)" xlink:type="simple">Bni Yakhlef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بني يخلف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490" calcext:value-type="float">
            <text:p>11490</text:p>
          </table:table-cell>
          <table:table-cell office:value-type="float" office:value="17970" calcext:value-type="float">
            <text:p>17970</text:p>
          </table:table-cell>
          <table:table-cell office:value-type="float" office:value="89531" calcext:value-type="float">
            <text:p>89531</text:p>
          </table:table-cell>
        </table:table-row>
        <table:table-row table:style-name="ro2">
          <table:table-cell office:value-type="string" calcext:value-type="string">
            <text:p><text:a xlink:href="javascript:sym(21597)" xlink:type="simple">Bouarf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بوعرفة</text:p>
          </table:table-cell>
          <table:table-cell office:value-type="float" office:value="13471" calcext:value-type="float">
            <text:p>13471</text:p>
          </table:table-cell>
          <table:table-cell office:value-type="float" office:value="19631" calcext:value-type="float">
            <text:p>19631</text:p>
          </table:table-cell>
          <table:table-cell office:value-type="float" office:value="25947" calcext:value-type="float">
            <text:p>25947</text:p>
          </table:table-cell>
          <table:table-cell office:value-type="float" office:value="28846" calcext:value-type="float">
            <text:p>28846</text:p>
          </table:table-cell>
          <table:table-cell office:value-type="float" office:value="30068" calcext:value-type="float">
            <text:p>30068</text:p>
          </table:table-cell>
        </table:table-row>
        <table:table-row table:style-name="ro2">
          <table:table-cell office:value-type="string" calcext:value-type="string">
            <text:p><text:a xlink:href="javascript:sym(39330)" xlink:type="simple">Bouizakar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بويز كارن</text:p>
          </table:table-cell>
          <table:table-cell office:value-type="string" calcext:value-type="string">
            <text:p>...</text:p>
          </table:table-cell>
          <table:table-cell office:value-type="float" office:value="8638" calcext:value-type="float">
            <text:p>8638</text:p>
          </table:table-cell>
          <table:table-cell office:value-type="float" office:value="11982" calcext:value-type="float">
            <text:p>11982</text:p>
          </table:table-cell>
          <table:table-cell office:value-type="float" office:value="14228" calcext:value-type="float">
            <text:p>14228</text:p>
          </table:table-cell>
          <table:table-cell office:value-type="float" office:value="18036" calcext:value-type="float">
            <text:p>18036</text:p>
          </table:table-cell>
        </table:table-row>
        <table:table-row table:style-name="ro2">
          <table:table-cell office:value-type="string" calcext:value-type="string">
            <text:p><text:a xlink:href="javascript:sym(39348)" xlink:type="simple">Boumi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بومي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444" calcext:value-type="float">
            <text:p>12444</text:p>
          </table:table-cell>
          <table:table-cell office:value-type="float" office:value="15652" calcext:value-type="float">
            <text:p>15652</text:p>
          </table:table-cell>
          <table:table-cell office:value-type="float" office:value="19433" calcext:value-type="float">
            <text:p>19433</text:p>
          </table:table-cell>
        </table:table-row>
        <table:table-row table:style-name="ro1">
          <table:table-cell office:value-type="string" calcext:value-type="string">
            <text:p><text:a xlink:href="javascript:sym(34091)" xlink:type="simple">Bouskoura</text:a> (incl. Lamkanssa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بوسكورة</text:p>
          </table:table-cell>
          <table:table-cell office:value-type="string" calcext:value-type="string">
            <text:p>...</text:p>
          </table:table-cell>
          <table:table-cell office:value-type="float" office:value="22818" calcext:value-type="float">
            <text:p>22818</text:p>
          </table:table-cell>
          <table:table-cell office:value-type="float" office:value="92259" calcext:value-type="float">
            <text:p>92259</text:p>
          </table:table-cell>
          <table:table-cell office:value-type="float" office:value="103026" calcext:value-type="float">
            <text:p>103026</text:p>
          </table:table-cell>
          <table:table-cell office:value-type="float" office:value="200359" calcext:value-type="float">
            <text:p>200359</text:p>
          </table:table-cell>
        </table:table-row>
        <table:table-row table:style-name="ro2">
          <table:table-cell office:value-type="string" calcext:value-type="string">
            <text:p><text:a xlink:href="javascript:sym(21592)" xlink:type="simple">Bouznik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بوزنيقة</text:p>
          </table:table-cell>
          <table:table-cell office:value-type="float" office:value="10137" calcext:value-type="float">
            <text:p>10137</text:p>
          </table:table-cell>
          <table:table-cell office:value-type="float" office:value="21327" calcext:value-type="float">
            <text:p>21327</text:p>
          </table:table-cell>
          <table:table-cell office:value-type="float" office:value="27028" calcext:value-type="float">
            <text:p>27028</text:p>
          </table:table-cell>
          <table:table-cell office:value-type="float" office:value="37238" calcext:value-type="float">
            <text:p>37238</text:p>
          </table:table-cell>
          <table:table-cell office:value-type="float" office:value="55722" calcext:value-type="float">
            <text:p>55722</text:p>
          </table:table-cell>
        </table:table-row>
        <table:table-row table:style-name="ro1">
          <table:table-cell office:value-type="string" calcext:value-type="string">
            <text:p><text:a xlink:href="javascript:sym(1345)" xlink:type="simple">Casablanca</text:a> (Dar El Beid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دار البيضاء</text:p>
          </table:table-cell>
          <table:table-cell office:value-type="float" office:value="2139204" calcext:value-type="float">
            <text:p>2139204</text:p>
          </table:table-cell>
          <table:table-cell office:value-type="float" office:value="2717125" calcext:value-type="float">
            <text:p>2717125</text:p>
          </table:table-cell>
          <table:table-cell office:value-type="float" office:value="3032116" calcext:value-type="float">
            <text:p>3032116</text:p>
          </table:table-cell>
          <table:table-cell office:value-type="float" office:value="3359818" calcext:value-type="float">
            <text:p>3359818</text:p>
          </table:table-cell>
          <table:table-cell office:value-type="float" office:value="3218036" calcext:value-type="float">
            <text:p>3218036</text:p>
          </table:table-cell>
        </table:table-row>
        <table:table-row table:style-name="ro2">
          <table:table-cell office:value-type="string" calcext:value-type="string">
            <text:p><text:a xlink:href="javascript:sym(14387)" xlink:type="simple">Chefchaouen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شفشاون</text:p>
          </table:table-cell>
          <table:table-cell office:value-type="float" office:value="23563" calcext:value-type="float">
            <text:p>23563</text:p>
          </table:table-cell>
          <table:table-cell office:value-type="float" office:value="31410" calcext:value-type="float">
            <text:p>31410</text:p>
          </table:table-cell>
          <table:table-cell office:value-type="float" office:value="35709" calcext:value-type="float">
            <text:p>35709</text:p>
          </table:table-cell>
          <table:table-cell office:value-type="float" office:value="42786" calcext:value-type="float">
            <text:p>42786</text:p>
          </table:table-cell>
          <table:table-cell office:value-type="float" office:value="46168" calcext:value-type="float">
            <text:p>46168</text:p>
          </table:table-cell>
        </table:table-row>
        <table:table-row table:style-name="ro2">
          <table:table-cell office:value-type="string" calcext:value-type="string">
            <text:p><text:a xlink:href="javascript:sym(34100)" xlink:type="simple">Chichaou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شيشاوة</text:p>
          </table:table-cell>
          <table:table-cell office:value-type="string" calcext:value-type="string">
            <text:p>...</text:p>
          </table:table-cell>
          <table:table-cell office:value-type="float" office:value="9738" calcext:value-type="float">
            <text:p>9738</text:p>
          </table:table-cell>
          <table:table-cell office:value-type="float" office:value="15657" calcext:value-type="float">
            <text:p>15657</text:p>
          </table:table-cell>
          <table:table-cell office:value-type="float" office:value="27869" calcext:value-type="float">
            <text:p>27869</text:p>
          </table:table-cell>
          <table:table-cell office:value-type="float" office:value="38452" calcext:value-type="float">
            <text:p>38452</text:p>
          </table:table-cell>
        </table:table-row>
        <table:table-row table:style-name="ro2">
          <table:table-cell office:value-type="string" calcext:value-type="string">
            <text:p><text:a xlink:href="javascript:sym(34097)" xlink:type="simple">Dar Bouazz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دار بوعزة</text:p>
          </table:table-cell>
          <table:table-cell office:value-type="string" calcext:value-type="string">
            <text:p>...</text:p>
          </table:table-cell>
          <table:table-cell office:value-type="float" office:value="45177" calcext:value-type="float">
            <text:p>45177</text:p>
          </table:table-cell>
          <table:table-cell office:value-type="float" office:value="115367" calcext:value-type="float">
            <text:p>115367</text:p>
          </table:table-cell>
          <table:table-cell office:value-type="float" office:value="151373" calcext:value-type="float">
            <text:p>151373</text:p>
          </table:table-cell>
          <table:table-cell office:value-type="float" office:value="302970" calcext:value-type="float">
            <text:p>302970</text:p>
          </table:table-cell>
        </table:table-row>
        <table:table-row table:style-name="ro4">
          <table:table-cell office:value-type="string" calcext:value-type="string">
            <text:p><text:a xlink:href="javascript:sym(29836)" xlink:type="simple">Dcheira El Jihad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الدشيرة الجهادية</text:p>
          </table:table-cell>
          <table:table-cell office:value-type="float" office:value="39760" calcext:value-type="float">
            <text:p>39760</text:p>
          </table:table-cell>
          <table:table-cell office:value-type="float" office:value="72479" calcext:value-type="float">
            <text:p>72479</text:p>
          </table:table-cell>
          <table:table-cell office:value-type="float" office:value="89367" calcext:value-type="float">
            <text:p>89367</text:p>
          </table:table-cell>
          <table:table-cell office:value-type="float" office:value="100336" calcext:value-type="float">
            <text:p>100336</text:p>
          </table:table-cell>
          <table:table-cell office:value-type="float" office:value="113041" calcext:value-type="float">
            <text:p>113041</text:p>
          </table:table-cell>
        </table:table-row>
        <table:table-row table:style-name="ro2">
          <table:table-cell office:value-type="string" calcext:value-type="string">
            <text:p><text:a xlink:href="javascript:sym(21605)" xlink:type="simple">Demna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دمنات</text:p>
          </table:table-cell>
          <table:table-cell office:value-type="float" office:value="9339" calcext:value-type="float">
            <text:p>9339</text:p>
          </table:table-cell>
          <table:table-cell office:value-type="float" office:value="17782" calcext:value-type="float">
            <text:p>17782</text:p>
          </table:table-cell>
          <table:table-cell office:value-type="float" office:value="23459" calcext:value-type="float">
            <text:p>23459</text:p>
          </table:table-cell>
          <table:table-cell office:value-type="float" office:value="29504" calcext:value-type="float">
            <text:p>29504</text:p>
          </table:table-cell>
          <table:table-cell office:value-type="float" office:value="33635" calcext:value-type="float">
            <text:p>33635</text:p>
          </table:table-cell>
        </table:table-row>
        <table:table-row table:style-name="ro2">
          <table:table-cell office:value-type="string" calcext:value-type="string">
            <text:p><text:a xlink:href="javascript:sym(34094)" xlink:type="simple">Derou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دروة</text:p>
          </table:table-cell>
          <table:table-cell office:value-type="string" calcext:value-type="string">
            <text:p>...</text:p>
          </table:table-cell>
          <table:table-cell office:value-type="float" office:value="19737" calcext:value-type="float">
            <text:p>19737</text:p>
          </table:table-cell>
          <table:table-cell office:value-type="float" office:value="36066" calcext:value-type="float">
            <text:p>36066</text:p>
          </table:table-cell>
          <table:table-cell office:value-type="float" office:value="47719" calcext:value-type="float">
            <text:p>47719</text:p>
          </table:table-cell>
          <table:table-cell office:value-type="float" office:value="96619" calcext:value-type="float">
            <text:p>96619</text:p>
          </table:table-cell>
        </table:table-row>
        <table:table-row table:style-name="ro2">
          <table:table-cell office:value-type="string" calcext:value-type="string">
            <text:p><text:a xlink:href="javascript:sym(34108)" xlink:type="simple">Drargu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الدرارك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071" calcext:value-type="float">
            <text:p>17071</text:p>
          </table:table-cell>
          <table:table-cell office:value-type="float" office:value="50946" calcext:value-type="float">
            <text:p>50946</text:p>
          </table:table-cell>
          <table:table-cell office:value-type="float" office:value="78830" calcext:value-type="float">
            <text:p>78830</text:p>
          </table:table-cell>
        </table:table-row>
        <table:table-row table:style-name="ro2">
          <table:table-cell office:value-type="string" calcext:value-type="string">
            <text:p><text:a xlink:href="javascript:sym(39341)" xlink:type="simple">Ech-Challalate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شلالات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52622" calcext:value-type="float">
            <text:p>52622</text:p>
          </table:table-cell>
        </table:table-row>
        <table:table-row table:style-name="ro2">
          <table:table-cell office:value-type="string" calcext:value-type="string">
            <text:p><text:a xlink:href="javascript:sym(21604)" xlink:type="simple">Echemma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لشماعية</text:p>
          </table:table-cell>
          <table:table-cell office:value-type="float" office:value="10848" calcext:value-type="float">
            <text:p>10848</text:p>
          </table:table-cell>
          <table:table-cell office:value-type="float" office:value="18010" calcext:value-type="float">
            <text:p>18010</text:p>
          </table:table-cell>
          <table:table-cell office:value-type="float" office:value="21859" calcext:value-type="float">
            <text:p>21859</text:p>
          </table:table-cell>
          <table:table-cell office:value-type="float" office:value="24303" calcext:value-type="float">
            <text:p>24303</text:p>
          </table:table-cell>
          <table:table-cell office:value-type="float" office:value="26547" calcext:value-type="float">
            <text:p>26547</text:p>
          </table:table-cell>
        </table:table-row>
        <table:table-row table:style-name="ro4">
          <table:table-cell office:value-type="string" calcext:value-type="string">
            <text:p><text:a xlink:href="javascript:sym(14388)" xlink:type="simple">El Aïoun Sidi Mellouk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العيون سيدي ملوك</text:p>
          </table:table-cell>
          <table:table-cell office:value-type="float" office:value="20535" calcext:value-type="float">
            <text:p>20535</text:p>
          </table:table-cell>
          <table:table-cell office:value-type="float" office:value="30789" calcext:value-type="float">
            <text:p>30789</text:p>
          </table:table-cell>
          <table:table-cell office:value-type="float" office:value="34767" calcext:value-type="float">
            <text:p>34767</text:p>
          </table:table-cell>
          <table:table-cell office:value-type="float" office:value="41832" calcext:value-type="float">
            <text:p>41832</text:p>
          </table:table-cell>
          <table:table-cell office:value-type="float" office:value="40652" calcext:value-type="float">
            <text:p>40652</text:p>
          </table:table-cell>
        </table:table-row>
        <table:table-row table:style-name="ro2">
          <table:table-cell office:value-type="string" calcext:value-type="string">
            <text:p><text:a xlink:href="javascript:sym(34088)" xlink:type="simple">El Borouj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بروج</text:p>
          </table:table-cell>
          <table:table-cell office:value-type="string" calcext:value-type="string">
            <text:p>...</text:p>
          </table:table-cell>
          <table:table-cell office:value-type="float" office:value="13798" calcext:value-type="float">
            <text:p>13798</text:p>
          </table:table-cell>
          <table:table-cell office:value-type="float" office:value="16222" calcext:value-type="float">
            <text:p>16222</text:p>
          </table:table-cell>
          <table:table-cell office:value-type="float" office:value="19235" calcext:value-type="float">
            <text:p>19235</text:p>
          </table:table-cell>
          <table:table-cell office:value-type="float" office:value="19438" calcext:value-type="float">
            <text:p>19438</text:p>
          </table:table-cell>
        </table:table-row>
        <table:table-row table:style-name="ro2">
          <table:table-cell office:value-type="string" calcext:value-type="string">
            <text:p><text:a xlink:href="javascript:sym(34087)" xlink:type="simple">El Ga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كارة</text:p>
          </table:table-cell>
          <table:table-cell office:value-type="string" calcext:value-type="string">
            <text:p>...</text:p>
          </table:table-cell>
          <table:table-cell office:value-type="float" office:value="15822" calcext:value-type="float">
            <text:p>15822</text:p>
          </table:table-cell>
          <table:table-cell office:value-type="float" office:value="18070" calcext:value-type="float">
            <text:p>18070</text:p>
          </table:table-cell>
          <table:table-cell office:value-type="float" office:value="20855" calcext:value-type="float">
            <text:p>20855</text:p>
          </table:table-cell>
          <table:table-cell office:value-type="float" office:value="20467" calcext:value-type="float">
            <text:p>20467</text:p>
          </table:table-cell>
        </table:table-row>
        <table:table-row table:style-name="ro2">
          <table:table-cell office:value-type="string" calcext:value-type="string">
            <text:p><text:a xlink:href="javascript:sym(21589)" xlink:type="simple">El Hajeb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الحاجب</text:p>
          </table:table-cell>
          <table:table-cell office:value-type="float" office:value="16728" calcext:value-type="float">
            <text:p>16728</text:p>
          </table:table-cell>
          <table:table-cell office:value-type="float" office:value="23369" calcext:value-type="float">
            <text:p>23369</text:p>
          </table:table-cell>
          <table:table-cell office:value-type="float" office:value="27667" calcext:value-type="float">
            <text:p>27667</text:p>
          </table:table-cell>
          <table:table-cell office:value-type="float" office:value="35282" calcext:value-type="float">
            <text:p>35282</text:p>
          </table:table-cell>
          <table:table-cell office:value-type="float" office:value="41359" calcext:value-type="float">
            <text:p>41359</text:p>
          </table:table-cell>
        </table:table-row>
        <table:table-row table:style-name="ro2">
          <table:table-cell office:value-type="string" calcext:value-type="string">
            <text:p><text:a xlink:href="javascript:sym(1346)" xlink:type="simple">El Jadi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جديدة</text:p>
          </table:table-cell>
          <table:table-cell office:value-type="float" office:value="81455" calcext:value-type="float">
            <text:p>81455</text:p>
          </table:table-cell>
          <table:table-cell office:value-type="float" office:value="119083" calcext:value-type="float">
            <text:p>119083</text:p>
          </table:table-cell>
          <table:table-cell office:value-type="float" office:value="144440" calcext:value-type="float">
            <text:p>144440</text:p>
          </table:table-cell>
          <table:table-cell office:value-type="float" office:value="194934" calcext:value-type="float">
            <text:p>194934</text:p>
          </table:table-cell>
          <table:table-cell office:value-type="float" office:value="237464" calcext:value-type="float">
            <text:p>237464</text:p>
          </table:table-cell>
        </table:table-row>
        <table:table-row table:style-name="ro2">
          <table:table-cell office:value-type="string" calcext:value-type="string">
            <text:p><text:a xlink:href="javascript:sym(10530)" xlink:type="simple">El Kelaâ des Sraghn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قلعة السراغنة</text:p>
          </table:table-cell>
          <table:table-cell office:value-type="float" office:value="33353" calcext:value-type="float">
            <text:p>33353</text:p>
          </table:table-cell>
          <table:table-cell office:value-type="float" office:value="51404" calcext:value-type="float">
            <text:p>51404</text:p>
          </table:table-cell>
          <table:table-cell office:value-type="float" office:value="68694" calcext:value-type="float">
            <text:p>68694</text:p>
          </table:table-cell>
          <table:table-cell office:value-type="float" office:value="95224" calcext:value-type="float">
            <text:p>95224</text:p>
          </table:table-cell>
          <table:table-cell office:value-type="float" office:value="106418" calcext:value-type="float">
            <text:p>106418</text:p>
          </table:table-cell>
        </table:table-row>
        <table:table-row table:style-name="ro2">
          <table:table-cell office:value-type="string" calcext:value-type="string">
            <text:p><text:a xlink:href="javascript:sym(34083)" xlink:type="simple">El Ksib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القصيبة</text:p>
          </table:table-cell>
          <table:table-cell office:value-type="string" calcext:value-type="string">
            <text:p>...</text:p>
          </table:table-cell>
          <table:table-cell office:value-type="float" office:value="15355" calcext:value-type="float">
            <text:p>15355</text:p>
          </table:table-cell>
          <table:table-cell office:value-type="float" office:value="18481" calcext:value-type="float">
            <text:p>18481</text:p>
          </table:table-cell>
          <table:table-cell office:value-type="float" office:value="20001" calcext:value-type="float">
            <text:p>20001</text:p>
          </table:table-cell>
          <table:table-cell office:value-type="float" office:value="19964" calcext:value-type="float">
            <text:p>19964</text:p>
          </table:table-cell>
        </table:table-row>
        <table:table-row table:style-name="ro2">
          <table:table-cell office:value-type="string" calcext:value-type="string">
            <text:p><text:a xlink:href="javascript:sym(34098)" xlink:type="simple">El Mansour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منصورية</text:p>
          </table:table-cell>
          <table:table-cell office:value-type="string" calcext:value-type="string">
            <text:p>...</text:p>
          </table:table-cell>
          <table:table-cell office:value-type="float" office:value="8480" calcext:value-type="float">
            <text:p>8480</text:p>
          </table:table-cell>
          <table:table-cell office:value-type="float" office:value="12955" calcext:value-type="float">
            <text:p>12955</text:p>
          </table:table-cell>
          <table:table-cell office:value-type="float" office:value="19853" calcext:value-type="float">
            <text:p>19853</text:p>
          </table:table-cell>
          <table:table-cell office:value-type="float" office:value="29139" calcext:value-type="float">
            <text:p>29139</text:p>
          </table:table-cell>
        </table:table-row>
        <table:table-row table:style-name="ro2">
          <table:table-cell office:value-type="string" calcext:value-type="string">
            <text:p><text:a xlink:href="javascript:sym(10526)" xlink:type="simple">Errachid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الرشيدية</text:p>
          </table:table-cell>
          <table:table-cell office:value-type="float" office:value="27040" calcext:value-type="float">
            <text:p>27040</text:p>
          </table:table-cell>
          <table:table-cell office:value-type="float" office:value="62542" calcext:value-type="float">
            <text:p>62542</text:p>
          </table:table-cell>
          <table:table-cell office:value-type="float" office:value="76759" calcext:value-type="float">
            <text:p>76759</text:p>
          </table:table-cell>
          <table:table-cell office:value-type="float" office:value="92374" calcext:value-type="float">
            <text:p>92374</text:p>
          </table:table-cell>
          <table:table-cell office:value-type="float" office:value="97687" calcext:value-type="float">
            <text:p>97687</text:p>
          </table:table-cell>
        </table:table-row>
        <table:table-row table:style-name="ro2">
          <table:table-cell office:value-type="string" calcext:value-type="string">
            <text:p><text:a xlink:href="javascript:sym(21611)" xlink:type="simple">Er-Ric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الريش</text:p>
          </table:table-cell>
          <table:table-cell office:value-type="float" office:value="7136" calcext:value-type="float">
            <text:p>7136</text:p>
          </table:table-cell>
          <table:table-cell office:value-type="float" office:value="13952" calcext:value-type="float">
            <text:p>13952</text:p>
          </table:table-cell>
          <table:table-cell office:value-type="float" office:value="20155" calcext:value-type="float">
            <text:p>20155</text:p>
          </table:table-cell>
          <table:table-cell office:value-type="float" office:value="25992" calcext:value-type="float">
            <text:p>25992</text:p>
          </table:table-cell>
          <table:table-cell office:value-type="float" office:value="28462" calcext:value-type="float">
            <text:p>28462</text:p>
          </table:table-cell>
        </table:table-row>
        <table:table-row table:style-name="ro2">
          <table:table-cell office:value-type="string" calcext:value-type="string">
            <text:p><text:a xlink:href="javascript:sym(1347)" xlink:type="simple">Essaoui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لصويرة</text:p>
          </table:table-cell>
          <table:table-cell office:value-type="float" office:value="42035" calcext:value-type="float">
            <text:p>42035</text:p>
          </table:table-cell>
          <table:table-cell office:value-type="float" office:value="56074" calcext:value-type="float">
            <text:p>56074</text:p>
          </table:table-cell>
          <table:table-cell office:value-type="float" office:value="69493" calcext:value-type="float">
            <text:p>69493</text:p>
          </table:table-cell>
          <table:table-cell office:value-type="float" office:value="77966" calcext:value-type="float">
            <text:p>77966</text:p>
          </table:table-cell>
          <table:table-cell office:value-type="float" office:value="82962" calcext:value-type="float">
            <text:p>82962</text:p>
          </table:table-cell>
        </table:table-row>
        <table:table-row table:style-name="ro1">
          <table:table-cell office:value-type="string" calcext:value-type="string">
            <text:p><text:a xlink:href="javascript:sym(1348)" xlink:type="simple">Fès</text:a> (incl. Méchouar Fès Jdid) [Fes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فاس</text:p>
          </table:table-cell>
          <table:table-cell office:value-type="float" office:value="484154" calcext:value-type="float">
            <text:p>484154</text:p>
          </table:table-cell>
          <table:table-cell office:value-type="float" office:value="772184" calcext:value-type="float">
            <text:p>772184</text:p>
          </table:table-cell>
          <table:table-cell office:value-type="float" office:value="950240" calcext:value-type="float">
            <text:p>950240</text:p>
          </table:table-cell>
          <table:table-cell office:value-type="float" office:value="1112072" calcext:value-type="float">
            <text:p>1112072</text:p>
          </table:table-cell>
          <table:table-cell office:value-type="float" office:value="1182963" calcext:value-type="float">
            <text:p>1182963</text:p>
          </table:table-cell>
        </table:table-row>
        <table:table-row table:style-name="ro4">
          <table:table-cell office:value-type="string" calcext:value-type="string">
            <text:p><text:a xlink:href="javascript:sym(1372)" xlink:type="simple">Fkih Ben Sala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الفقيه بن صالح</text:p>
          </table:table-cell>
          <table:table-cell office:value-type="float" office:value="47540" calcext:value-type="float">
            <text:p>47540</text:p>
          </table:table-cell>
          <table:table-cell office:value-type="float" office:value="74697" calcext:value-type="float">
            <text:p>74697</text:p>
          </table:table-cell>
          <table:table-cell office:value-type="float" office:value="82446" calcext:value-type="float">
            <text:p>82446</text:p>
          </table:table-cell>
          <table:table-cell office:value-type="float" office:value="102019" calcext:value-type="float">
            <text:p>102019</text:p>
          </table:table-cell>
          <table:table-cell office:value-type="float" office:value="97380" calcext:value-type="float">
            <text:p>97380</text:p>
          </table:table-cell>
        </table:table-row>
        <table:table-row table:style-name="ro2">
          <table:table-cell office:value-type="string" calcext:value-type="string">
            <text:p><text:a xlink:href="javascript:sym(14383)" xlink:type="simple">Fnideq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لفنيدق</text:p>
          </table:table-cell>
          <table:table-cell office:value-type="float" office:value="13613" calcext:value-type="float">
            <text:p>13613</text:p>
          </table:table-cell>
          <table:table-cell office:value-type="float" office:value="34486" calcext:value-type="float">
            <text:p>34486</text:p>
          </table:table-cell>
          <table:table-cell office:value-type="float" office:value="53559" calcext:value-type="float">
            <text:p>53559</text:p>
          </table:table-cell>
          <table:table-cell office:value-type="float" office:value="77436" calcext:value-type="float">
            <text:p>77436</text:p>
          </table:table-cell>
          <table:table-cell office:value-type="float" office:value="77250" calcext:value-type="float">
            <text:p>77250</text:p>
          </table:table-cell>
        </table:table-row>
        <table:table-row table:style-name="ro2">
          <table:table-cell office:value-type="string" calcext:value-type="string">
            <text:p><text:a xlink:href="javascript:sym(10527)" xlink:type="simple">Guelmi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كلميم</text:p>
          </table:table-cell>
          <table:table-cell office:value-type="float" office:value="38140" calcext:value-type="float">
            <text:p>38140</text:p>
          </table:table-cell>
          <table:table-cell office:value-type="float" office:value="72563" calcext:value-type="float">
            <text:p>72563</text:p>
          </table:table-cell>
          <table:table-cell office:value-type="float" office:value="95749" calcext:value-type="float">
            <text:p>95749</text:p>
          </table:table-cell>
          <table:table-cell office:value-type="float" office:value="118318" calcext:value-type="float">
            <text:p>118318</text:p>
          </table:table-cell>
          <table:table-cell office:value-type="float" office:value="126729" calcext:value-type="float">
            <text:p>126729</text:p>
          </table:table-cell>
        </table:table-row>
        <table:table-row table:style-name="ro2">
          <table:table-cell office:value-type="string" calcext:value-type="string">
            <text:p><text:a xlink:href="javascript:sym(10528)" xlink:type="simple">Guercif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جرسيف</text:p>
          </table:table-cell>
          <table:table-cell office:value-type="float" office:value="11340" calcext:value-type="float">
            <text:p>11340</text:p>
          </table:table-cell>
          <table:table-cell office:value-type="float" office:value="41997" calcext:value-type="float">
            <text:p>41997</text:p>
          </table:table-cell>
          <table:table-cell office:value-type="float" office:value="57307" calcext:value-type="float">
            <text:p>57307</text:p>
          </table:table-cell>
          <table:table-cell office:value-type="float" office:value="90880" calcext:value-type="float">
            <text:p>90880</text:p>
          </table:table-cell>
          <table:table-cell office:value-type="float" office:value="80703" calcext:value-type="float">
            <text:p>80703</text:p>
          </table:table-cell>
        </table:table-row>
        <table:table-row table:style-name="ro2">
          <table:table-cell office:value-type="string" calcext:value-type="string">
            <text:p><text:a xlink:href="javascript:sym(34112)" xlink:type="simple">Guezna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كزناي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3187" calcext:value-type="float">
            <text:p>3187</text:p>
          </table:table-cell>
          <table:table-cell office:value-type="float" office:value="23601" calcext:value-type="float">
            <text:p>23601</text:p>
          </table:table-cell>
          <table:table-cell office:value-type="float" office:value="88676" calcext:value-type="float">
            <text:p>88676</text:p>
          </table:table-cell>
        </table:table-row>
        <table:table-row table:style-name="ro2">
          <table:table-cell office:value-type="string" calcext:value-type="string">
            <text:p><text:a xlink:href="javascript:sym(34096)" xlink:type="simple">Had Souale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حد السوالم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6365" calcext:value-type="float">
            <text:p>26365</text:p>
          </table:table-cell>
          <table:table-cell office:value-type="float" office:value="36765" calcext:value-type="float">
            <text:p>36765</text:p>
          </table:table-cell>
          <table:table-cell office:value-type="float" office:value="74762" calcext:value-type="float">
            <text:p>74762</text:p>
          </table:table-cell>
        </table:table-row>
        <table:table-row table:style-name="ro2">
          <table:table-cell office:value-type="string" calcext:value-type="string">
            <text:p><text:a xlink:href="javascript:sym(39345)" xlink:type="simple">Harhou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الهرهورة</text:p>
          </table:table-cell>
          <table:table-cell office:value-type="string" calcext:value-type="string">
            <text:p>...</text:p>
          </table:table-cell>
          <table:table-cell office:value-type="float" office:value="6386" calcext:value-type="float">
            <text:p>6386</text:p>
          </table:table-cell>
          <table:table-cell office:value-type="float" office:value="9245" calcext:value-type="float">
            <text:p>9245</text:p>
          </table:table-cell>
          <table:table-cell office:value-type="float" office:value="15361" calcext:value-type="float">
            <text:p>15361</text:p>
          </table:table-cell>
          <table:table-cell office:value-type="float" office:value="20950" calcext:value-type="float">
            <text:p>20950</text:p>
          </table:table-cell>
        </table:table-row>
        <table:table-row table:style-name="ro2">
          <table:table-cell office:value-type="string" calcext:value-type="string">
            <text:p><text:a xlink:href="javascript:sym(34099)" xlink:type="simple">Imintanou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منتانوت</text:p>
          </table:table-cell>
          <table:table-cell office:value-type="string" calcext:value-type="string">
            <text:p>...</text:p>
          </table:table-cell>
          <table:table-cell office:value-type="float" office:value="12592" calcext:value-type="float">
            <text:p>12592</text:p>
          </table:table-cell>
          <table:table-cell office:value-type="float" office:value="17067" calcext:value-type="float">
            <text:p>17067</text:p>
          </table:table-cell>
          <table:table-cell office:value-type="float" office:value="20837" calcext:value-type="float">
            <text:p>20837</text:p>
          </table:table-cell>
          <table:table-cell office:value-type="float" office:value="25049" calcext:value-type="float">
            <text:p>25049</text:p>
          </table:table-cell>
        </table:table-row>
        <table:table-row table:style-name="ro2">
          <table:table-cell office:value-type="string" calcext:value-type="string">
            <text:p><text:a xlink:href="javascript:sym(34085)" xlink:type="simple">Imouzzer Kanda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إيموزار كندر</text:p>
          </table:table-cell>
          <table:table-cell office:value-type="string" calcext:value-type="string">
            <text:p>...</text:p>
          </table:table-cell>
          <table:table-cell office:value-type="float" office:value="11555" calcext:value-type="float">
            <text:p>11555</text:p>
          </table:table-cell>
          <table:table-cell office:value-type="float" office:value="13745" calcext:value-type="float">
            <text:p>13745</text:p>
          </table:table-cell>
          <table:table-cell office:value-type="float" office:value="19125" calcext:value-type="float">
            <text:p>19125</text:p>
          </table:table-cell>
          <table:table-cell office:value-type="float" office:value="21943" calcext:value-type="float">
            <text:p>21943</text:p>
          </table:table-cell>
        </table:table-row>
        <table:table-row table:style-name="ro2">
          <table:table-cell office:value-type="string" calcext:value-type="string">
            <text:p><text:a xlink:href="javascript:sym(21585)" xlink:type="simple">Imzouren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مزورن</text:p>
          </table:table-cell>
          <table:table-cell office:value-type="float" office:value="9649" calcext:value-type="float">
            <text:p>9649</text:p>
          </table:table-cell>
          <table:table-cell office:value-type="float" office:value="25547" calcext:value-type="float">
            <text:p>25547</text:p>
          </table:table-cell>
          <table:table-cell office:value-type="float" office:value="26575" calcext:value-type="float">
            <text:p>26575</text:p>
          </table:table-cell>
          <table:table-cell office:value-type="float" office:value="33852" calcext:value-type="float">
            <text:p>33852</text:p>
          </table:table-cell>
          <table:table-cell office:value-type="float" office:value="34848" calcext:value-type="float">
            <text:p>34848</text:p>
          </table:table-cell>
        </table:table-row>
        <table:table-row table:style-name="ro2">
          <table:table-cell office:value-type="string" calcext:value-type="string">
            <text:p><text:a xlink:href="javascript:sym(29834)" xlink:type="simple">Inezg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انزكان</text:p>
          </table:table-cell>
          <table:table-cell office:value-type="float" office:value="45059" calcext:value-type="float">
            <text:p>45059</text:p>
          </table:table-cell>
          <table:table-cell office:value-type="float" office:value="92534" calcext:value-type="float">
            <text:p>92534</text:p>
          </table:table-cell>
          <table:table-cell office:value-type="float" office:value="112753" calcext:value-type="float">
            <text:p>112753</text:p>
          </table:table-cell>
          <table:table-cell office:value-type="float" office:value="130333" calcext:value-type="float">
            <text:p>130333</text:p>
          </table:table-cell>
          <table:table-cell office:value-type="float" office:value="137512" calcext:value-type="float">
            <text:p>137512</text:p>
          </table:table-cell>
        </table:table-row>
        <table:table-row table:style-name="ro2">
          <table:table-cell office:value-type="string" calcext:value-type="string">
            <text:p><text:a xlink:href="javascript:sym(10529)" xlink:type="simple">Jera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جرادة</text:p>
          </table:table-cell>
          <table:table-cell office:value-type="float" office:value="43016" calcext:value-type="float">
            <text:p>43016</text:p>
          </table:table-cell>
          <table:table-cell office:value-type="float" office:value="59367" calcext:value-type="float">
            <text:p>59367</text:p>
          </table:table-cell>
          <table:table-cell office:value-type="float" office:value="43916" calcext:value-type="float">
            <text:p>43916</text:p>
          </table:table-cell>
          <table:table-cell office:value-type="float" office:value="43506" calcext:value-type="float">
            <text:p>43506</text:p>
          </table:table-cell>
          <table:table-cell office:value-type="float" office:value="41014" calcext:value-type="float">
            <text:p>41014</text:p>
          </table:table-cell>
        </table:table-row>
        <table:table-row table:style-name="ro2">
          <table:table-cell office:value-type="string" calcext:value-type="string">
            <text:p><text:a xlink:href="javascript:sym(21617)" xlink:type="simple">Jorf El Melh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جرف الملحة</text:p>
          </table:table-cell>
          <table:table-cell office:value-type="float" office:value="3140" calcext:value-type="float">
            <text:p>3140</text:p>
          </table:table-cell>
          <table:table-cell office:value-type="float" office:value="10187" calcext:value-type="float">
            <text:p>10187</text:p>
          </table:table-cell>
          <table:table-cell office:value-type="float" office:value="20581" calcext:value-type="float">
            <text:p>20581</text:p>
          </table:table-cell>
          <table:table-cell office:value-type="float" office:value="28681" calcext:value-type="float">
            <text:p>28681</text:p>
          </table:table-cell>
          <table:table-cell office:value-type="float" office:value="31976" calcext:value-type="float">
            <text:p>31976</text:p>
          </table:table-cell>
        </table:table-row>
        <table:table-row table:style-name="ro2">
          <table:table-cell office:value-type="string" calcext:value-type="string">
            <text:p><text:a xlink:href="javascript:sym(39353)" xlink:type="simple">Karia Ba Mohame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قرية با محمد</text:p>
          </table:table-cell>
          <table:table-cell office:value-type="string" calcext:value-type="string">
            <text:p>...</text:p>
          </table:table-cell>
          <table:table-cell office:value-type="float" office:value="13271" calcext:value-type="float">
            <text:p>13271</text:p>
          </table:table-cell>
          <table:table-cell office:value-type="float" office:value="16712" calcext:value-type="float">
            <text:p>16712</text:p>
          </table:table-cell>
          <table:table-cell office:value-type="float" office:value="18762" calcext:value-type="float">
            <text:p>18762</text:p>
          </table:table-cell>
          <table:table-cell office:value-type="float" office:value="20859" calcext:value-type="float">
            <text:p>20859</text:p>
          </table:table-cell>
        </table:table-row>
        <table:table-row table:style-name="ro2">
          <table:table-cell office:value-type="string" calcext:value-type="string">
            <text:p><text:a xlink:href="javascript:sym(14382)" xlink:type="simple">Kasba Tadl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قصبت تادلة</text:p>
          </table:table-cell>
          <table:table-cell office:value-type="float" office:value="28332" calcext:value-type="float">
            <text:p>28332</text:p>
          </table:table-cell>
          <table:table-cell office:value-type="float" office:value="36570" calcext:value-type="float">
            <text:p>36570</text:p>
          </table:table-cell>
          <table:table-cell office:value-type="float" office:value="40898" calcext:value-type="float">
            <text:p>40898</text:p>
          </table:table-cell>
          <table:table-cell office:value-type="float" office:value="47343" calcext:value-type="float">
            <text:p>47343</text:p>
          </table:table-cell>
          <table:table-cell office:value-type="float" office:value="48172" calcext:value-type="float">
            <text:p>48172</text:p>
          </table:table-cell>
        </table:table-row>
        <table:table-row table:style-name="ro2">
          <table:table-cell office:value-type="string" calcext:value-type="string">
            <text:p><text:a xlink:href="javascript:sym(1349)" xlink:type="simple">Kénit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القنيطرة</text:p>
          </table:table-cell>
          <table:table-cell office:value-type="float" office:value="188194" calcext:value-type="float">
            <text:p>188194</text:p>
          </table:table-cell>
          <table:table-cell office:value-type="float" office:value="292453" calcext:value-type="float">
            <text:p>292453</text:p>
          </table:table-cell>
          <table:table-cell office:value-type="float" office:value="359142" calcext:value-type="float">
            <text:p>359142</text:p>
          </table:table-cell>
          <table:table-cell office:value-type="float" office:value="431282" calcext:value-type="float">
            <text:p>431282</text:p>
          </table:table-cell>
          <table:table-cell office:value-type="float" office:value="507736" calcext:value-type="float">
            <text:p>507736</text:p>
          </table:table-cell>
        </table:table-row>
        <table:table-row table:style-name="ro2">
          <table:table-cell office:value-type="string" calcext:value-type="string">
            <text:p><text:a xlink:href="javascript:sym(1350)" xlink:type="simple">Khémisse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الخميسات</text:p>
          </table:table-cell>
          <table:table-cell office:value-type="float" office:value="58925" calcext:value-type="float">
            <text:p>58925</text:p>
          </table:table-cell>
          <table:table-cell office:value-type="float" office:value="88839" calcext:value-type="float">
            <text:p>88839</text:p>
          </table:table-cell>
          <table:table-cell office:value-type="float" office:value="105088" calcext:value-type="float">
            <text:p>105088</text:p>
          </table:table-cell>
          <table:table-cell office:value-type="float" office:value="131542" calcext:value-type="float">
            <text:p>131542</text:p>
          </table:table-cell>
          <table:table-cell office:value-type="float" office:value="125834" calcext:value-type="float">
            <text:p>125834</text:p>
          </table:table-cell>
        </table:table-row>
        <table:table-row table:style-name="ro1">
          <table:table-cell office:value-type="string" calcext:value-type="string">
            <text:p><text:a xlink:href="javascript:sym(10531)" xlink:type="simple">Khénifra</text:a> (incl. Amalou Ighriben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خنيفرة</text:p>
          </table:table-cell>
          <table:table-cell office:value-type="float" office:value="48238" calcext:value-type="float">
            <text:p>48238</text:p>
          </table:table-cell>
          <table:table-cell office:value-type="float" office:value="83040" calcext:value-type="float">
            <text:p>83040</text:p>
          </table:table-cell>
          <table:table-cell office:value-type="float" office:value="101605" calcext:value-type="float">
            <text:p>101605</text:p>
          </table:table-cell>
          <table:table-cell office:value-type="float" office:value="117510" calcext:value-type="float">
            <text:p>117510</text:p>
          </table:table-cell>
          <table:table-cell office:value-type="float" office:value="123738" calcext:value-type="float">
            <text:p>123738</text:p>
          </table:table-cell>
        </table:table-row>
        <table:table-row table:style-name="ro2">
          <table:table-cell office:value-type="string" calcext:value-type="string">
            <text:p><text:a xlink:href="javascript:sym(1351)" xlink:type="simple">Khouribg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خريبكة</text:p>
          </table:table-cell>
          <table:table-cell office:value-type="float" office:value="127181" calcext:value-type="float">
            <text:p>127181</text:p>
          </table:table-cell>
          <table:table-cell office:value-type="float" office:value="152090" calcext:value-type="float">
            <text:p>152090</text:p>
          </table:table-cell>
          <table:table-cell office:value-type="float" office:value="166397" calcext:value-type="float">
            <text:p>166397</text:p>
          </table:table-cell>
          <table:table-cell office:value-type="float" office:value="196196" calcext:value-type="float">
            <text:p>196196</text:p>
          </table:table-cell>
          <table:table-cell office:value-type="float" office:value="195931" calcext:value-type="float">
            <text:p>195931</text:p>
          </table:table-cell>
        </table:table-row>
        <table:table-row table:style-name="ro2">
          <table:table-cell office:value-type="string" calcext:value-type="string">
            <text:p><text:a xlink:href="javascript:sym(1352)" xlink:type="simple">Ksar El Kéb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لقصر الكبير</text:p>
          </table:table-cell>
          <table:table-cell office:value-type="float" office:value="73541" calcext:value-type="float">
            <text:p>73541</text:p>
          </table:table-cell>
          <table:table-cell office:value-type="float" office:value="107065" calcext:value-type="float">
            <text:p>107065</text:p>
          </table:table-cell>
          <table:table-cell office:value-type="float" office:value="107380" calcext:value-type="float">
            <text:p>107380</text:p>
          </table:table-cell>
          <table:table-cell office:value-type="float" office:value="126617" calcext:value-type="float">
            <text:p>126617</text:p>
          </table:table-cell>
          <table:table-cell office:value-type="float" office:value="124701" calcext:value-type="float">
            <text:p>124701</text:p>
          </table:table-cell>
        </table:table-row>
        <table:table-row table:style-name="ro2">
          <table:table-cell office:value-type="string" calcext:value-type="string">
            <text:p><text:a xlink:href="javascript:sym(21616)" xlink:type="simple">Laâttaou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لعطاوية</text:p>
          </table:table-cell>
          <table:table-cell office:value-type="float" office:value="3200" calcext:value-type="float">
            <text:p>3200</text:p>
          </table:table-cell>
          <table:table-cell office:value-type="float" office:value="11219" calcext:value-type="float">
            <text:p>11219</text:p>
          </table:table-cell>
          <table:table-cell office:value-type="float" office:value="20237" calcext:value-type="float">
            <text:p>20237</text:p>
          </table:table-cell>
          <table:table-cell office:value-type="float" office:value="30315" calcext:value-type="float">
            <text:p>30315</text:p>
          </table:table-cell>
          <table:table-cell office:value-type="float" office:value="38405" calcext:value-type="float">
            <text:p>38405</text:p>
          </table:table-cell>
        </table:table-row>
        <table:table-row table:style-name="ro2">
          <table:table-cell office:value-type="string" calcext:value-type="string">
            <text:p><text:a xlink:href="javascript:sym(21618)" xlink:type="simple">Lahraouyi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هراويين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7261" calcext:value-type="float">
            <text:p>47261</text:p>
          </table:table-cell>
          <table:table-cell office:value-type="float" office:value="64821" calcext:value-type="float">
            <text:p>64821</text:p>
          </table:table-cell>
          <table:table-cell office:value-type="float" office:value="87977" calcext:value-type="float">
            <text:p>87977</text:p>
          </table:table-cell>
        </table:table-row>
        <table:table-row table:style-name="ro2">
          <table:table-cell office:value-type="string" calcext:value-type="string">
            <text:p><text:a xlink:href="javascript:sym(39343)" xlink:type="simple">Lalla Mimoun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للا ميمون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94" calcext:value-type="float">
            <text:p>12994</text:p>
          </table:table-cell>
          <table:table-cell office:value-type="float" office:value="15767" calcext:value-type="float">
            <text:p>15767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2">
          <table:table-cell office:value-type="string" calcext:value-type="string">
            <text:p><text:a xlink:href="javascript:sym(1353)" xlink:type="simple">Larach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لعرائش</text:p>
          </table:table-cell>
          <table:table-cell office:value-type="float" office:value="63893" calcext:value-type="float">
            <text:p>63893</text:p>
          </table:table-cell>
          <table:table-cell office:value-type="float" office:value="90400" calcext:value-type="float">
            <text:p>90400</text:p>
          </table:table-cell>
          <table:table-cell office:value-type="float" office:value="107371" calcext:value-type="float">
            <text:p>107371</text:p>
          </table:table-cell>
          <table:table-cell office:value-type="float" office:value="125008" calcext:value-type="float">
            <text:p>125008</text:p>
          </table:table-cell>
          <table:table-cell office:value-type="float" office:value="133731" calcext:value-type="float">
            <text:p>133731</text:p>
          </table:table-cell>
        </table:table-row>
        <table:table-row table:style-name="ro2">
          <table:table-cell office:value-type="string" calcext:value-type="string">
            <text:p><text:a xlink:href="javascript:sym(34089)" xlink:type="simple">Lbir Jdi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لبير الجديد</text:p>
          </table:table-cell>
          <table:table-cell office:value-type="string" calcext:value-type="string">
            <text:p>...</text:p>
          </table:table-cell>
          <table:table-cell office:value-type="float" office:value="10540" calcext:value-type="float">
            <text:p>10540</text:p>
          </table:table-cell>
          <table:table-cell office:value-type="float" office:value="15267" calcext:value-type="float">
            <text:p>15267</text:p>
          </table:table-cell>
          <table:table-cell office:value-type="float" office:value="24136" calcext:value-type="float">
            <text:p>24136</text:p>
          </table:table-cell>
          <table:table-cell office:value-type="float" office:value="30247" calcext:value-type="float">
            <text:p>30247</text:p>
          </table:table-cell>
        </table:table-row>
        <table:table-row table:style-name="ro2">
          <table:table-cell office:value-type="string" calcext:value-type="string">
            <text:p><text:a xlink:href="javascript:sym(21619)" xlink:type="simple">Lqliâ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القليعة</text:p>
          </table:table-cell>
          <table:table-cell office:value-type="string" calcext:value-type="string">
            <text:p>...</text:p>
          </table:table-cell>
          <table:table-cell office:value-type="float" office:value="8339" calcext:value-type="float">
            <text:p>8339</text:p>
          </table:table-cell>
          <table:table-cell office:value-type="float" office:value="38220" calcext:value-type="float">
            <text:p>38220</text:p>
          </table:table-cell>
          <table:table-cell office:value-type="float" office:value="83235" calcext:value-type="float">
            <text:p>83235</text:p>
          </table:table-cell>
          <table:table-cell office:value-type="float" office:value="107133" calcext:value-type="float">
            <text:p>107133</text:p>
          </table:table-cell>
        </table:table-row>
        <table:table-row table:style-name="ro5">
          <table:table-cell office:value-type="string" calcext:value-type="string">
            <text:p><text:a xlink:href="javascript:sym(1354)" xlink:type="simple">Marrakech</text:a> (incl. Méchouar Kasba) [Marrakesh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مراكش</text:p>
          </table:table-cell>
          <table:table-cell office:value-type="float" office:value="439728" calcext:value-type="float">
            <text:p>439728</text:p>
          </table:table-cell>
          <table:table-cell office:value-type="float" office:value="669043" calcext:value-type="float">
            <text:p>669043</text:p>
          </table:table-cell>
          <table:table-cell office:value-type="float" office:value="826634" calcext:value-type="float">
            <text:p>826634</text:p>
          </table:table-cell>
          <table:table-cell office:value-type="float" office:value="928850" calcext:value-type="float">
            <text:p>928850</text:p>
          </table:table-cell>
          <table:table-cell office:value-type="float" office:value="1014813" calcext:value-type="float">
            <text:p>1014813</text:p>
          </table:table-cell>
        </table:table-row>
        <table:table-row table:style-name="ro2">
          <table:table-cell office:value-type="string" calcext:value-type="string">
            <text:p><text:a xlink:href="javascript:sym(21590)" xlink:type="simple">Marti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مرتيل</text:p>
          </table:table-cell>
          <table:table-cell office:value-type="float" office:value="9185" calcext:value-type="float">
            <text:p>9185</text:p>
          </table:table-cell>
          <table:table-cell office:value-type="float" office:value="23143" calcext:value-type="float">
            <text:p>23143</text:p>
          </table:table-cell>
          <table:table-cell office:value-type="float" office:value="39011" calcext:value-type="float">
            <text:p>39011</text:p>
          </table:table-cell>
          <table:table-cell office:value-type="float" office:value="64355" calcext:value-type="float">
            <text:p>64355</text:p>
          </table:table-cell>
          <table:table-cell office:value-type="float" office:value="95896" calcext:value-type="float">
            <text:p>95896</text:p>
          </table:table-cell>
        </table:table-row>
        <table:table-row table:style-name="ro2">
          <table:table-cell office:value-type="string" calcext:value-type="string">
            <text:p><text:a xlink:href="javascript:sym(21593)" xlink:type="simple">M'Diq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المضيق</text:p>
          </table:table-cell>
          <table:table-cell office:value-type="float" office:value="4878" calcext:value-type="float">
            <text:p>4878</text:p>
          </table:table-cell>
          <table:table-cell office:value-type="float" office:value="21093" calcext:value-type="float">
            <text:p>21093</text:p>
          </table:table-cell>
          <table:table-cell office:value-type="float" office:value="36596" calcext:value-type="float">
            <text:p>36596</text:p>
          </table:table-cell>
          <table:table-cell office:value-type="float" office:value="56227" calcext:value-type="float">
            <text:p>56227</text:p>
          </table:table-cell>
          <table:table-cell office:value-type="float" office:value="67599" calcext:value-type="float">
            <text:p>67599</text:p>
          </table:table-cell>
        </table:table-row>
        <table:table-row table:style-name="ro4">
          <table:table-cell office:value-type="string" calcext:value-type="string">
            <text:p><text:a xlink:href="javascript:sym(21588)" xlink:type="simple">Mechra Bel Ksir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مشرع بلقصيري</text:p>
          </table:table-cell>
          <table:table-cell office:value-type="float" office:value="15992" calcext:value-type="float">
            <text:p>15992</text:p>
          </table:table-cell>
          <table:table-cell office:value-type="float" office:value="23876" calcext:value-type="float">
            <text:p>23876</text:p>
          </table:table-cell>
          <table:table-cell office:value-type="float" office:value="27630" calcext:value-type="float">
            <text:p>27630</text:p>
          </table:table-cell>
          <table:table-cell office:value-type="float" office:value="31497" calcext:value-type="float">
            <text:p>31497</text:p>
          </table:table-cell>
          <table:table-cell office:value-type="float" office:value="32615" calcext:value-type="float">
            <text:p>32615</text:p>
          </table:table-cell>
        </table:table-row>
        <table:table-row table:style-name="ro2">
          <table:table-cell office:value-type="string" calcext:value-type="string">
            <text:p><text:a xlink:href="javascript:sym(34090)" xlink:type="simple">Médioun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مديونة</text:p>
          </table:table-cell>
          <table:table-cell office:value-type="string" calcext:value-type="string">
            <text:p>...</text:p>
          </table:table-cell>
          <table:table-cell office:value-type="float" office:value="11669" calcext:value-type="float">
            <text:p>11669</text:p>
          </table:table-cell>
          <table:table-cell office:value-type="float" office:value="14712" calcext:value-type="float">
            <text:p>14712</text:p>
          </table:table-cell>
          <table:table-cell office:value-type="float" office:value="22442" calcext:value-type="float">
            <text:p>22442</text:p>
          </table:table-cell>
          <table:table-cell office:value-type="float" office:value="29972" calcext:value-type="float">
            <text:p>29972</text:p>
          </table:table-cell>
        </table:table-row>
        <table:table-row table:style-name="ro2">
          <table:table-cell office:value-type="string" calcext:value-type="string">
            <text:p><text:a xlink:href="javascript:sym(34104)" xlink:type="simple">Mehd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مهدية</text:p>
          </table:table-cell>
          <table:table-cell office:value-type="string" calcext:value-type="string">
            <text:p>...</text:p>
          </table:table-cell>
          <table:table-cell office:value-type="float" office:value="5905" calcext:value-type="float">
            <text:p>5905</text:p>
          </table:table-cell>
          <table:table-cell office:value-type="float" office:value="16262" calcext:value-type="float">
            <text:p>16262</text:p>
          </table:table-cell>
          <table:table-cell office:value-type="float" office:value="28636" calcext:value-type="float">
            <text:p>28636</text:p>
          </table:table-cell>
          <table:table-cell office:value-type="float" office:value="58558" calcext:value-type="float">
            <text:p>58558</text:p>
          </table:table-cell>
        </table:table-row>
        <table:table-row table:style-name="ro1">
          <table:table-cell office:value-type="string" calcext:value-type="string">
            <text:p><text:a xlink:href="javascript:sym(1355)" xlink:type="simple">Meknès</text:a> (incl. Al Machouar - Stinia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مكناس</text:p>
          </table:table-cell>
          <table:table-cell office:value-type="float" office:value="319783" calcext:value-type="float">
            <text:p>319783</text:p>
          </table:table-cell>
          <table:table-cell office:value-type="float" office:value="401852" calcext:value-type="float">
            <text:p>401852</text:p>
          </table:table-cell>
          <table:table-cell office:value-type="float" office:value="474556" calcext:value-type="float">
            <text:p>474556</text:p>
          </table:table-cell>
          <table:table-cell office:value-type="float" office:value="525092" calcext:value-type="float">
            <text:p>525092</text:p>
          </table:table-cell>
          <table:table-cell office:value-type="float" office:value="556512" calcext:value-type="float">
            <text:p>556512</text:p>
          </table:table-cell>
        </table:table-row>
        <table:table-row table:style-name="ro2">
          <table:table-cell office:value-type="string" calcext:value-type="string">
            <text:p><text:a xlink:href="javascript:sym(39346)" xlink:type="simple">Mers El Kheir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مرس الخير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891" calcext:value-type="float">
            <text:p>15891</text:p>
          </table:table-cell>
          <table:table-cell office:value-type="float" office:value="23301" calcext:value-type="float">
            <text:p>23301</text:p>
          </table:table-cell>
        </table:table-row>
        <table:table-row table:style-name="ro2">
          <table:table-cell office:value-type="string" calcext:value-type="string">
            <text:p><text:a xlink:href="javascript:sym(14379)" xlink:type="simple">Midel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ميدلت</text:p>
          </table:table-cell>
          <table:table-cell office:value-type="float" office:value="24578" calcext:value-type="float">
            <text:p>24578</text:p>
          </table:table-cell>
          <table:table-cell office:value-type="float" office:value="38986" calcext:value-type="float">
            <text:p>38986</text:p>
          </table:table-cell>
          <table:table-cell office:value-type="float" office:value="44781" calcext:value-type="float">
            <text:p>44781</text:p>
          </table:table-cell>
          <table:table-cell office:value-type="float" office:value="55304" calcext:value-type="float">
            <text:p>55304</text:p>
          </table:table-cell>
          <table:table-cell office:value-type="float" office:value="62648" calcext:value-type="float">
            <text:p>62648</text:p>
          </table:table-cell>
        </table:table-row>
        <table:table-row table:style-name="ro2">
          <table:table-cell office:value-type="string" calcext:value-type="string">
            <text:p><text:a xlink:href="javascript:sym(21614)" xlink:type="simple">Missou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ميسور</text:p>
          </table:table-cell>
          <table:table-cell office:value-type="float" office:value="5055" calcext:value-type="float">
            <text:p>5055</text:p>
          </table:table-cell>
          <table:table-cell office:value-type="float" office:value="12777" calcext:value-type="float">
            <text:p>12777</text:p>
          </table:table-cell>
          <table:table-cell office:value-type="float" office:value="20978" calcext:value-type="float">
            <text:p>20978</text:p>
          </table:table-cell>
          <table:table-cell office:value-type="float" office:value="25584" calcext:value-type="float">
            <text:p>25584</text:p>
          </table:table-cell>
          <table:table-cell office:value-type="float" office:value="28408" calcext:value-type="float">
            <text:p>28408</text:p>
          </table:table-cell>
        </table:table-row>
        <table:table-row table:style-name="ro2">
          <table:table-cell office:value-type="string" calcext:value-type="string">
            <text:p><text:a xlink:href="javascript:sym(1356)" xlink:type="simple">Mohamméd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محمدية</text:p>
          </table:table-cell>
          <table:table-cell office:value-type="float" office:value="105120" calcext:value-type="float">
            <text:p>105120</text:p>
          </table:table-cell>
          <table:table-cell office:value-type="float" office:value="170063" calcext:value-type="float">
            <text:p>170063</text:p>
          </table:table-cell>
          <table:table-cell office:value-type="float" office:value="188619" calcext:value-type="float">
            <text:p>188619</text:p>
          </table:table-cell>
          <table:table-cell office:value-type="float" office:value="208612" calcext:value-type="float">
            <text:p>208612</text:p>
          </table:table-cell>
          <table:table-cell office:value-type="float" office:value="194358" calcext:value-type="float">
            <text:p>194358</text:p>
          </table:table-cell>
        </table:table-row>
        <table:table-row table:style-name="ro2">
          <table:table-cell office:value-type="string" calcext:value-type="string">
            <text:p><text:a xlink:href="javascript:sym(39339)" xlink:type="simple">Moulay Abdellah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مولاي عبد الله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6482" calcext:value-type="float">
            <text:p>6482</text:p>
          </table:table-cell>
          <table:table-cell office:value-type="float" office:value="12456" calcext:value-type="float">
            <text:p>12456</text:p>
          </table:table-cell>
          <table:table-cell office:value-type="float" office:value="17438" calcext:value-type="float">
            <text:p>17438</text:p>
          </table:table-cell>
        </table:table-row>
        <table:table-row table:style-name="ro4">
          <table:table-cell office:value-type="string" calcext:value-type="string">
            <text:p><text:a xlink:href="javascript:sym(21602)" xlink:type="simple">Moulay Ali Cherif</text:a> (Rissani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مولاي علي الشريف</text:p>
          </table:table-cell>
          <table:table-cell office:value-type="float" office:value="7755" calcext:value-type="float">
            <text:p>7755</text:p>
          </table:table-cell>
          <table:table-cell office:value-type="float" office:value="18450" calcext:value-type="float">
            <text:p>18450</text:p>
          </table:table-cell>
          <table:table-cell office:value-type="float" office:value="20469" calcext:value-type="float">
            <text:p>20469</text:p>
          </table:table-cell>
          <table:table-cell office:value-type="float" office:value="22209" calcext:value-type="float">
            <text:p>22209</text:p>
          </table:table-cell>
          <table:table-cell office:value-type="float" office:value="22082" calcext:value-type="float">
            <text:p>22082</text:p>
          </table:table-cell>
        </table:table-row>
        <table:table-row table:style-name="ro2">
          <table:table-cell office:value-type="string" calcext:value-type="string">
            <text:p><text:a xlink:href="javascript:sym(21583)" xlink:type="simple">M'Rir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مريرت</text:p>
          </table:table-cell>
          <table:table-cell office:value-type="float" office:value="13856" calcext:value-type="float">
            <text:p>13856</text:p>
          </table:table-cell>
          <table:table-cell office:value-type="float" office:value="25942" calcext:value-type="float">
            <text:p>25942</text:p>
          </table:table-cell>
          <table:table-cell office:value-type="float" office:value="35196" calcext:value-type="float">
            <text:p>35196</text:p>
          </table:table-cell>
          <table:table-cell office:value-type="float" office:value="42730" calcext:value-type="float">
            <text:p>42730</text:p>
          </table:table-cell>
          <table:table-cell office:value-type="float" office:value="46285" calcext:value-type="float">
            <text:p>46285</text:p>
          </table:table-cell>
        </table:table-row>
        <table:table-row table:style-name="ro3">
          <table:table-cell office:value-type="string" calcext:value-type="string">
            <text:p><text:a xlink:href="javascript:sym(1357)" xlink:type="simple">Nador</text:a> (incl. Touima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الناضور</text:p>
          </table:table-cell>
          <table:table-cell office:value-type="float" office:value="62040" calcext:value-type="float">
            <text:p>62040</text:p>
          </table:table-cell>
          <table:table-cell office:value-type="float" office:value="112450" calcext:value-type="float">
            <text:p>112450</text:p>
          </table:table-cell>
          <table:table-cell office:value-type="float" office:value="133116" calcext:value-type="float">
            <text:p>133116</text:p>
          </table:table-cell>
          <table:table-cell office:value-type="float" office:value="161726" calcext:value-type="float">
            <text:p>161726</text:p>
          </table:table-cell>
          <table:table-cell office:value-type="float" office:value="158202" calcext:value-type="float">
            <text:p>158202</text:p>
          </table:table-cell>
        </table:table-row>
        <table:table-row table:style-name="ro2">
          <table:table-cell office:value-type="string" calcext:value-type="string">
            <text:p><text:a xlink:href="javascript:sym(34092)" xlink:type="simple">Nouaceu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النواصر</text:p>
          </table:table-cell>
          <table:table-cell office:value-type="string" calcext:value-type="string">
            <text:p>...</text:p>
          </table:table-cell>
          <table:table-cell office:value-type="float" office:value="9989" calcext:value-type="float">
            <text:p>9989</text:p>
          </table:table-cell>
          <table:table-cell office:value-type="float" office:value="12696" calcext:value-type="float">
            <text:p>12696</text:p>
          </table:table-cell>
          <table:table-cell office:value-type="float" office:value="23802" calcext:value-type="float">
            <text:p>23802</text:p>
          </table:table-cell>
          <table:table-cell office:value-type="float" office:value="36326" calcext:value-type="float">
            <text:p>36326</text:p>
          </table:table-cell>
        </table:table-row>
        <table:table-row table:style-name="ro2">
          <table:table-cell office:value-type="string" calcext:value-type="string">
            <text:p><text:a xlink:href="javascript:sym(14378)" xlink:type="simple">Ouarzaza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ورزازات</text:p>
          </table:table-cell>
          <table:table-cell office:value-type="float" office:value="17227" calcext:value-type="float">
            <text:p>17227</text:p>
          </table:table-cell>
          <table:table-cell office:value-type="float" office:value="39203" calcext:value-type="float">
            <text:p>39203</text:p>
          </table:table-cell>
          <table:table-cell office:value-type="float" office:value="56616" calcext:value-type="float">
            <text:p>56616</text:p>
          </table:table-cell>
          <table:table-cell office:value-type="float" office:value="71067" calcext:value-type="float">
            <text:p>71067</text:p>
          </table:table-cell>
          <table:table-cell office:value-type="float" office:value="79218" calcext:value-type="float">
            <text:p>79218</text:p>
          </table:table-cell>
        </table:table-row>
        <table:table-row table:style-name="ro2">
          <table:table-cell office:value-type="string" calcext:value-type="string">
            <text:p><text:a xlink:href="javascript:sym(1358)" xlink:type="simple">Oued Ze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وادي زم</text:p>
          </table:table-cell>
          <table:table-cell office:value-type="float" office:value="58744" calcext:value-type="float">
            <text:p>58744</text:p>
          </table:table-cell>
          <table:table-cell office:value-type="float" office:value="73953" calcext:value-type="float">
            <text:p>73953</text:p>
          </table:table-cell>
          <table:table-cell office:value-type="float" office:value="83970" calcext:value-type="float">
            <text:p>83970</text:p>
          </table:table-cell>
          <table:table-cell office:value-type="float" office:value="95267" calcext:value-type="float">
            <text:p>95267</text:p>
          </table:table-cell>
          <table:table-cell office:value-type="float" office:value="93776" calcext:value-type="float">
            <text:p>93776</text:p>
          </table:table-cell>
        </table:table-row>
        <table:table-row table:style-name="ro2">
          <table:table-cell office:value-type="string" calcext:value-type="string">
            <text:p><text:a xlink:href="javascript:sym(1374)" xlink:type="simple">Ouezz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وزان</text:p>
          </table:table-cell>
          <table:table-cell office:value-type="float" office:value="40485" calcext:value-type="float">
            <text:p>40485</text:p>
          </table:table-cell>
          <table:table-cell office:value-type="float" office:value="52168" calcext:value-type="float">
            <text:p>52168</text:p>
          </table:table-cell>
          <table:table-cell office:value-type="float" office:value="57972" calcext:value-type="float">
            <text:p>57972</text:p>
          </table:table-cell>
          <table:table-cell office:value-type="float" office:value="59606" calcext:value-type="float">
            <text:p>59606</text:p>
          </table:table-cell>
          <table:table-cell office:value-type="float" office:value="57737" calcext:value-type="float">
            <text:p>57737</text:p>
          </table:table-cell>
        </table:table-row>
        <table:table-row table:style-name="ro2">
          <table:table-cell office:value-type="string" calcext:value-type="string">
            <text:p><text:a xlink:href="javascript:sym(29837)" xlink:type="simple">Ouisl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ويسلان</text:p>
          </table:table-cell>
          <table:table-cell office:value-type="string" calcext:value-type="string">
            <text:p>...</text:p>
          </table:table-cell>
          <table:table-cell office:value-type="float" office:value="28694" calcext:value-type="float">
            <text:p>28694</text:p>
          </table:table-cell>
          <table:table-cell office:value-type="float" office:value="47824" calcext:value-type="float">
            <text:p>47824</text:p>
          </table:table-cell>
          <table:table-cell office:value-type="float" office:value="87910" calcext:value-type="float">
            <text:p>87910</text:p>
          </table:table-cell>
          <table:table-cell office:value-type="float" office:value="112180" calcext:value-type="float">
            <text:p>112180</text:p>
          </table:table-cell>
        </table:table-row>
        <table:table-row table:style-name="ro2">
          <table:table-cell office:value-type="string" calcext:value-type="string">
            <text:p><text:a xlink:href="javascript:sym(1359)" xlink:type="simple">Oujd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وجدة</text:p>
          </table:table-cell>
          <table:table-cell office:value-type="float" office:value="260082" calcext:value-type="float">
            <text:p>260082</text:p>
          </table:table-cell>
          <table:table-cell office:value-type="float" office:value="357278" calcext:value-type="float">
            <text:p>357278</text:p>
          </table:table-cell>
          <table:table-cell office:value-type="float" office:value="400738" calcext:value-type="float">
            <text:p>400738</text:p>
          </table:table-cell>
          <table:table-cell office:value-type="float" office:value="494252" calcext:value-type="float">
            <text:p>494252</text:p>
          </table:table-cell>
          <table:table-cell office:value-type="float" office:value="506224" calcext:value-type="float">
            <text:p>506224</text:p>
          </table:table-cell>
        </table:table-row>
        <table:table-row table:style-name="ro2">
          <table:table-cell office:value-type="string" calcext:value-type="string">
            <text:p><text:a xlink:href="javascript:sym(21600)" xlink:type="simple">Oulad Ayad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أولاد عياد</text:p>
          </table:table-cell>
          <table:table-cell office:value-type="float" office:value="11687" calcext:value-type="float">
            <text:p>11687</text:p>
          </table:table-cell>
          <table:table-cell office:value-type="float" office:value="18958" calcext:value-type="float">
            <text:p>18958</text:p>
          </table:table-cell>
          <table:table-cell office:value-type="float" office:value="21466" calcext:value-type="float">
            <text:p>21466</text:p>
          </table:table-cell>
          <table:table-cell office:value-type="float" office:value="23818" calcext:value-type="float">
            <text:p>23818</text:p>
          </table:table-cell>
          <table:table-cell office:value-type="float" office:value="24564" calcext:value-type="float">
            <text:p>24564</text:p>
          </table:table-cell>
        </table:table-row>
        <table:table-row table:style-name="ro6">
          <table:table-cell office:value-type="string" calcext:value-type="string">
            <text:p><text:a xlink:href="javascript:sym(39338)" xlink:type="simple">Oulad Belaaguid</text:a> (in: Ouahat Sidi Brahim commune)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أولاد بلعكيد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9256" calcext:value-type="float">
            <text:p>19256</text:p>
          </table:table-cell>
        </table:table-row>
        <table:table-row table:style-name="ro2">
          <table:table-cell office:value-type="string" calcext:value-type="string">
            <text:p><text:a xlink:href="javascript:sym(34109)" xlink:type="simple">Oulad Berhi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أولاد برحيل</text:p>
          </table:table-cell>
          <table:table-cell office:value-type="string" calcext:value-type="string">
            <text:p>...</text:p>
          </table:table-cell>
          <table:table-cell office:value-type="float" office:value="9211" calcext:value-type="float">
            <text:p>9211</text:p>
          </table:table-cell>
          <table:table-cell office:value-type="float" office:value="15369" calcext:value-type="float">
            <text:p>15369</text:p>
          </table:table-cell>
          <table:table-cell office:value-type="float" office:value="24288" calcext:value-type="float">
            <text:p>24288</text:p>
          </table:table-cell>
          <table:table-cell office:value-type="float" office:value="30330" calcext:value-type="float">
            <text:p>30330</text:p>
          </table:table-cell>
        </table:table-row>
        <table:table-row table:style-name="ro2">
          <table:table-cell office:value-type="string" calcext:value-type="string">
            <text:p><text:a xlink:href="javascript:sym(39351)" xlink:type="simple">Oulad Tayeb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اولاد الطيب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5056" calcext:value-type="float">
            <text:p>5056</text:p>
          </table:table-cell>
          <table:table-cell office:value-type="float" office:value="14187" calcext:value-type="float">
            <text:p>14187</text:p>
          </table:table-cell>
          <table:table-cell office:value-type="float" office:value="44614" calcext:value-type="float">
            <text:p>44614</text:p>
          </table:table-cell>
        </table:table-row>
        <table:table-row table:style-name="ro2">
          <table:table-cell office:value-type="string" calcext:value-type="string">
            <text:p><text:a xlink:href="javascript:sym(10532)" xlink:type="simple">Oulad Teïm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أولاد تايمة</text:p>
          </table:table-cell>
          <table:table-cell office:value-type="float" office:value="12519" calcext:value-type="float">
            <text:p>12519</text:p>
          </table:table-cell>
          <table:table-cell office:value-type="float" office:value="47126" calcext:value-type="float">
            <text:p>47126</text:p>
          </table:table-cell>
          <table:table-cell office:value-type="float" office:value="66183" calcext:value-type="float">
            <text:p>66183</text:p>
          </table:table-cell>
          <table:table-cell office:value-type="float" office:value="89387" calcext:value-type="float">
            <text:p>89387</text:p>
          </table:table-cell>
          <table:table-cell office:value-type="float" office:value="100284" calcext:value-type="float">
            <text:p>100284</text:p>
          </table:table-cell>
        </table:table-row>
        <table:table-row table:style-name="ro2">
          <table:table-cell office:value-type="string" calcext:value-type="string">
            <text:p><text:a xlink:href="javascript:sym(39337)" xlink:type="simple">Ourik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وريكة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4056" calcext:value-type="float">
            <text:p>24056</text:p>
          </table:table-cell>
        </table:table-row>
        <table:table-row table:style-name="ro2">
          <table:table-cell office:value-type="string" calcext:value-type="string">
            <text:p><text:a xlink:href="javascript:sym(39349)" xlink:type="simple">Outat El Haj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أوطاط الحاج</text:p>
          </table:table-cell>
          <table:table-cell office:value-type="string" calcext:value-type="string">
            <text:p>...</text:p>
          </table:table-cell>
          <table:table-cell office:value-type="float" office:value="9987" calcext:value-type="float">
            <text:p>9987</text:p>
          </table:table-cell>
          <table:table-cell office:value-type="float" office:value="13945" calcext:value-type="float">
            <text:p>13945</text:p>
          </table:table-cell>
          <table:table-cell office:value-type="float" office:value="16388" calcext:value-type="float">
            <text:p>16388</text:p>
          </table:table-cell>
          <table:table-cell office:value-type="float" office:value="20673" calcext:value-type="float">
            <text:p>20673</text:p>
          </table:table-cell>
        </table:table-row>
        <table:table-row table:style-name="ro3">
          <table:table-cell office:value-type="string" calcext:value-type="string">
            <text:p><text:a xlink:href="javascript:sym(1360)" xlink:type="simple">Rabat</text:a> (incl. Touarg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الرباط</text:p>
          </table:table-cell>
          <table:table-cell office:value-type="float" office:value="526124" calcext:value-type="float">
            <text:p>526124</text:p>
          </table:table-cell>
          <table:table-cell office:value-type="float" office:value="623457" calcext:value-type="float">
            <text:p>623457</text:p>
          </table:table-cell>
          <table:table-cell office:value-type="float" office:value="625336" calcext:value-type="float">
            <text:p>625336</text:p>
          </table:table-cell>
          <table:table-cell office:value-type="float" office:value="577827" calcext:value-type="float">
            <text:p>577827</text:p>
          </table:table-cell>
          <table:table-cell office:value-type="float" office:value="515619" calcext:value-type="float">
            <text:p>515619</text:p>
          </table:table-cell>
        </table:table-row>
        <table:table-row table:style-name="ro6">
          <table:table-cell office:value-type="string" calcext:value-type="string">
            <text:p><text:a xlink:href="javascript:sym(34086)" xlink:type="simple">Ras El Mae</text:a> (in: Ain Chkef commune)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رأس الماء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463" calcext:value-type="float">
            <text:p>20463</text:p>
          </table:table-cell>
          <table:table-cell office:value-type="float" office:value="37142" calcext:value-type="float">
            <text:p>37142</text:p>
          </table:table-cell>
        </table:table-row>
        <table:table-row table:style-name="ro2">
          <table:table-cell office:value-type="string" calcext:value-type="string">
            <text:p><text:a xlink:href="javascript:sym(39352)" xlink:type="simple">Ribate El Khe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رباط الخير</text:p>
          </table:table-cell>
          <table:table-cell office:value-type="string" calcext:value-type="string">
            <text:p>...</text:p>
          </table:table-cell>
          <table:table-cell office:value-type="float" office:value="8373" calcext:value-type="float">
            <text:p>8373</text:p>
          </table:table-cell>
          <table:table-cell office:value-type="float" office:value="12654" calcext:value-type="float">
            <text:p>12654</text:p>
          </table:table-cell>
          <table:table-cell office:value-type="float" office:value="16739" calcext:value-type="float">
            <text:p>16739</text:p>
          </table:table-cell>
          <table:table-cell office:value-type="float" office:value="18469" calcext:value-type="float">
            <text:p>18469</text:p>
          </table:table-cell>
        </table:table-row>
        <table:table-row table:style-name="ro2">
          <table:table-cell office:value-type="string" calcext:value-type="string">
            <text:p><text:a xlink:href="javascript:sym(21609)" xlink:type="simple">Sabaâ Aïyoun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سبع عيون</text:p>
          </table:table-cell>
          <table:table-cell office:value-type="float" office:value="3656" calcext:value-type="float">
            <text:p>3656</text:p>
          </table:table-cell>
          <table:table-cell office:value-type="float" office:value="15575" calcext:value-type="float">
            <text:p>15575</text:p>
          </table:table-cell>
          <table:table-cell office:value-type="float" office:value="21513" calcext:value-type="float">
            <text:p>21513</text:p>
          </table:table-cell>
          <table:table-cell office:value-type="float" office:value="26277" calcext:value-type="float">
            <text:p>26277</text:p>
          </table:table-cell>
          <table:table-cell office:value-type="float" office:value="28736" calcext:value-type="float">
            <text:p>28736</text:p>
          </table:table-cell>
        </table:table-row>
        <table:table-row table:style-name="ro2">
          <table:table-cell office:value-type="string" calcext:value-type="string">
            <text:p><text:a xlink:href="javascript:sym(1361)" xlink:type="simple">Saf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آسفي</text:p>
          </table:table-cell>
          <table:table-cell office:value-type="float" office:value="197309" calcext:value-type="float">
            <text:p>197309</text:p>
          </table:table-cell>
          <table:table-cell office:value-type="float" office:value="262276" calcext:value-type="float">
            <text:p>262276</text:p>
          </table:table-cell>
          <table:table-cell office:value-type="float" office:value="284750" calcext:value-type="float">
            <text:p>284750</text:p>
          </table:table-cell>
          <table:table-cell office:value-type="float" office:value="308508" calcext:value-type="float">
            <text:p>308508</text:p>
          </table:table-cell>
          <table:table-cell office:value-type="float" office:value="323888" calcext:value-type="float">
            <text:p>323888</text:p>
          </table:table-cell>
        </table:table-row>
        <table:table-row table:style-name="ro2">
          <table:table-cell office:value-type="string" calcext:value-type="string">
            <text:p><text:a xlink:href="javascript:sym(29838)" xlink:type="simple">Salé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لا</text:p>
          </table:table-cell>
          <table:table-cell office:value-type="float" office:value="306355" calcext:value-type="float">
            <text:p>306355</text:p>
          </table:table-cell>
          <table:table-cell office:value-type="float" office:value="579850" calcext:value-type="float">
            <text:p>579850</text:p>
          </table:table-cell>
          <table:table-cell office:value-type="float" office:value="760186" calcext:value-type="float">
            <text:p>760186</text:p>
          </table:table-cell>
          <table:table-cell office:value-type="float" office:value="890403" calcext:value-type="float">
            <text:p>890403</text:p>
          </table:table-cell>
          <table:table-cell office:value-type="float" office:value="945101" calcext:value-type="float">
            <text:p>945101</text:p>
          </table:table-cell>
        </table:table-row>
        <table:table-row table:style-name="ro2">
          <table:table-cell office:value-type="string" calcext:value-type="string">
            <text:p><text:a xlink:href="javascript:sym(39335)" xlink:type="simple">Sebt Gzoul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سبت كزولة</text:p>
          </table:table-cell>
          <table:table-cell office:value-type="string" calcext:value-type="string">
            <text:p>...</text:p>
          </table:table-cell>
          <table:table-cell office:value-type="float" office:value="10363" calcext:value-type="float">
            <text:p>10363</text:p>
          </table:table-cell>
          <table:table-cell office:value-type="float" office:value="13943" calcext:value-type="float">
            <text:p>13943</text:p>
          </table:table-cell>
          <table:table-cell office:value-type="float" office:value="18543" calcext:value-type="float">
            <text:p>18543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2">
          <table:table-cell office:value-type="string" calcext:value-type="string">
            <text:p><text:a xlink:href="javascript:sym(10533)" xlink:type="simple">Séfrou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صفرو</text:p>
          </table:table-cell>
          <table:table-cell office:value-type="float" office:value="38833" calcext:value-type="float">
            <text:p>38833</text:p>
          </table:table-cell>
          <table:table-cell office:value-type="float" office:value="54163" calcext:value-type="float">
            <text:p>54163</text:p>
          </table:table-cell>
          <table:table-cell office:value-type="float" office:value="64006" calcext:value-type="float">
            <text:p>64006</text:p>
          </table:table-cell>
          <table:table-cell office:value-type="float" office:value="79887" calcext:value-type="float">
            <text:p>79887</text:p>
          </table:table-cell>
          <table:table-cell office:value-type="float" office:value="86903" calcext:value-type="float">
            <text:p>86903</text:p>
          </table:table-cell>
        </table:table-row>
        <table:table-row table:style-name="ro2">
          <table:table-cell office:value-type="string" calcext:value-type="string">
            <text:p><text:a xlink:href="javascript:sym(34103)" xlink:type="simple">Selou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سلوان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211" calcext:value-type="float">
            <text:p>9211</text:p>
          </table:table-cell>
          <table:table-cell office:value-type="float" office:value="21570" calcext:value-type="float">
            <text:p>21570</text:p>
          </table:table-cell>
          <table:table-cell office:value-type="float" office:value="29628" calcext:value-type="float">
            <text:p>29628</text:p>
          </table:table-cell>
        </table:table-row>
        <table:table-row table:style-name="ro2">
          <table:table-cell office:value-type="string" calcext:value-type="string">
            <text:p><text:a xlink:href="javascript:sym(1363)" xlink:type="simple">Setta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سطات</text:p>
          </table:table-cell>
          <table:table-cell office:value-type="float" office:value="65203" calcext:value-type="float">
            <text:p>65203</text:p>
          </table:table-cell>
          <table:table-cell office:value-type="float" office:value="96217" calcext:value-type="float">
            <text:p>96217</text:p>
          </table:table-cell>
          <table:table-cell office:value-type="float" office:value="116570" calcext:value-type="float">
            <text:p>116570</text:p>
          </table:table-cell>
          <table:table-cell office:value-type="float" office:value="142250" calcext:value-type="float">
            <text:p>142250</text:p>
          </table:table-cell>
          <table:table-cell office:value-type="float" office:value="171556" calcext:value-type="float">
            <text:p>171556</text:p>
          </table:table-cell>
        </table:table-row>
        <table:table-row table:style-name="ro4">
          <table:table-cell office:value-type="string" calcext:value-type="string">
            <text:p><text:a xlink:href="javascript:sym(39344)" xlink:type="simple">Sidi Allal El Bahraou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يدي علال البحراوي</text:p>
          </table:table-cell>
          <table:table-cell office:value-type="string" calcext:value-type="string">
            <text:p>...</text:p>
          </table:table-cell>
          <table:table-cell office:value-type="float" office:value="12659" calcext:value-type="float">
            <text:p>12659</text:p>
          </table:table-cell>
          <table:table-cell office:value-type="float" office:value="15299" calcext:value-type="float">
            <text:p>15299</text:p>
          </table:table-cell>
          <table:table-cell office:value-type="float" office:value="15866" calcext:value-type="float">
            <text:p>15866</text:p>
          </table:table-cell>
          <table:table-cell office:value-type="float" office:value="29147" calcext:value-type="float">
            <text:p>29147</text:p>
          </table:table-cell>
        </table:table-row>
        <table:table-row table:style-name="ro2">
          <table:table-cell office:value-type="string" calcext:value-type="string">
            <text:p><text:a xlink:href="javascript:sym(14384)" xlink:type="simple">Sidi Bennou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سيدي بنور</text:p>
          </table:table-cell>
          <table:table-cell office:value-type="float" office:value="23429" calcext:value-type="float">
            <text:p>23429</text:p>
          </table:table-cell>
          <table:table-cell office:value-type="float" office:value="37734" calcext:value-type="float">
            <text:p>37734</text:p>
          </table:table-cell>
          <table:table-cell office:value-type="float" office:value="47396" calcext:value-type="float">
            <text:p>47396</text:p>
          </table:table-cell>
          <table:table-cell office:value-type="float" office:value="55815" calcext:value-type="float">
            <text:p>55815</text:p>
          </table:table-cell>
          <table:table-cell office:value-type="float" office:value="56201" calcext:value-type="float">
            <text:p>56201</text:p>
          </table:table-cell>
        </table:table-row>
        <table:table-row table:style-name="ro2">
          <table:table-cell office:value-type="string" calcext:value-type="string">
            <text:p><text:a xlink:href="javascript:sym(34105)" xlink:type="simple">Sidi Bouknade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يدي بوقنادل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314" calcext:value-type="float">
            <text:p>9314</text:p>
          </table:table-cell>
          <table:table-cell office:value-type="float" office:value="25255" calcext:value-type="float">
            <text:p>25255</text:p>
          </table:table-cell>
          <table:table-cell office:value-type="float" office:value="43598" calcext:value-type="float">
            <text:p>43598</text:p>
          </table:table-cell>
        </table:table-row>
        <table:table-row table:style-name="ro2">
          <table:table-cell office:value-type="string" calcext:value-type="string">
            <text:p><text:a xlink:href="javascript:sym(21596)" xlink:type="simple">Sidi Ifn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سيدي إفني</text:p>
          </table:table-cell>
          <table:table-cell office:value-type="float" office:value="16188" calcext:value-type="float">
            <text:p>16188</text:p>
          </table:table-cell>
          <table:table-cell office:value-type="float" office:value="19722" calcext:value-type="float">
            <text:p>19722</text:p>
          </table:table-cell>
          <table:table-cell office:value-type="float" office:value="20051" calcext:value-type="float">
            <text:p>20051</text:p>
          </table:table-cell>
          <table:table-cell office:value-type="float" office:value="21618" calcext:value-type="float">
            <text:p>21618</text:p>
          </table:table-cell>
          <table:table-cell office:value-type="float" office:value="22696" calcext:value-type="float">
            <text:p>22696</text:p>
          </table:table-cell>
        </table:table-row>
        <table:table-row table:style-name="ro2">
          <table:table-cell office:value-type="string" calcext:value-type="string">
            <text:p><text:a xlink:href="javascript:sym(1364)" xlink:type="simple">Sidi Kacem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يدي قاسم</text:p>
          </table:table-cell>
          <table:table-cell office:value-type="float" office:value="55833" calcext:value-type="float">
            <text:p>55833</text:p>
          </table:table-cell>
          <table:table-cell office:value-type="float" office:value="67622" calcext:value-type="float">
            <text:p>67622</text:p>
          </table:table-cell>
          <table:table-cell office:value-type="float" office:value="74062" calcext:value-type="float">
            <text:p>74062</text:p>
          </table:table-cell>
          <table:table-cell office:value-type="float" office:value="75672" calcext:value-type="float">
            <text:p>75672</text:p>
          </table:table-cell>
          <table:table-cell office:value-type="float" office:value="75037" calcext:value-type="float">
            <text:p>75037</text:p>
          </table:table-cell>
        </table:table-row>
        <table:table-row table:style-name="ro4">
          <table:table-cell office:value-type="string" calcext:value-type="string">
            <text:p><text:a xlink:href="javascript:sym(34095)" xlink:type="simple">Sidi Rahal Chatai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سيدي رحال الشاطئ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40" calcext:value-type="float">
            <text:p>8140</text:p>
          </table:table-cell>
          <table:table-cell office:value-type="float" office:value="20628" calcext:value-type="float">
            <text:p>20628</text:p>
          </table:table-cell>
          <table:table-cell office:value-type="float" office:value="34431" calcext:value-type="float">
            <text:p>34431</text:p>
          </table:table-cell>
        </table:table-row>
        <table:table-row table:style-name="ro4">
          <table:table-cell office:value-type="string" calcext:value-type="string">
            <text:p><text:a xlink:href="javascript:sym(1365)" xlink:type="simple">Sidi Sliman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يدي سليمان</text:p>
          </table:table-cell>
          <table:table-cell office:value-type="float" office:value="50457" calcext:value-type="float">
            <text:p>50457</text:p>
          </table:table-cell>
          <table:table-cell office:value-type="float" office:value="69645" calcext:value-type="float">
            <text:p>69645</text:p>
          </table:table-cell>
          <table:table-cell office:value-type="float" office:value="78060" calcext:value-type="float">
            <text:p>78060</text:p>
          </table:table-cell>
          <table:table-cell office:value-type="float" office:value="92989" calcext:value-type="float">
            <text:p>92989</text:p>
          </table:table-cell>
          <table:table-cell office:value-type="float" office:value="95114" calcext:value-type="float">
            <text:p>95114</text:p>
          </table:table-cell>
        </table:table-row>
        <table:table-row table:style-name="ro7">
          <table:table-cell office:value-type="string" calcext:value-type="string">
            <text:p><text:a xlink:href="javascript:sym(21607)" xlink:type="simple">Sidi Slimane Echchara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سيدي سليمان - الشراعة</text:p>
          </table:table-cell>
          <table:table-cell office:value-type="string" calcext:value-type="string">
            <text:p>...</text:p>
          </table:table-cell>
          <table:table-cell office:value-type="float" office:value="16518" calcext:value-type="float">
            <text:p>16518</text:p>
          </table:table-cell>
          <table:table-cell office:value-type="float" office:value="22904" calcext:value-type="float">
            <text:p>22904</text:p>
          </table:table-cell>
          <table:table-cell office:value-type="float" office:value="30202" calcext:value-type="float">
            <text:p>30202</text:p>
          </table:table-cell>
          <table:table-cell office:value-type="float" office:value="31686" calcext:value-type="float">
            <text:p>31686</text:p>
          </table:table-cell>
        </table:table-row>
        <table:table-row table:style-name="ro2">
          <table:table-cell office:value-type="string" calcext:value-type="string">
            <text:p><text:a xlink:href="javascript:sym(21623)" xlink:type="simple">Sidi Taïbi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يدي الطيبي</text:p>
          </table:table-cell>
          <table:table-cell office:value-type="string" calcext:value-type="string">
            <text:p>...</text:p>
          </table:table-cell>
          <table:table-cell office:value-type="float" office:value="7871" calcext:value-type="float">
            <text:p>7871</text:p>
          </table:table-cell>
          <table:table-cell office:value-type="float" office:value="19979" calcext:value-type="float">
            <text:p>19979</text:p>
          </table:table-cell>
          <table:table-cell office:value-type="float" office:value="46751" calcext:value-type="float">
            <text:p>46751</text:p>
          </table:table-cell>
          <table:table-cell office:value-type="float" office:value="67255" calcext:value-type="float">
            <text:p>67255</text:p>
          </table:table-cell>
        </table:table-row>
        <table:table-row table:style-name="ro4">
          <table:table-cell office:value-type="string" calcext:value-type="string">
            <text:p><text:a xlink:href="javascript:sym(21578)" xlink:type="simple">Sidi Yahya El Gharb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يدي يحيى الغرب</text:p>
          </table:table-cell>
          <table:table-cell office:value-type="string" calcext:value-type="string">
            <text:p>...</text:p>
          </table:table-cell>
          <table:table-cell office:value-type="float" office:value="29965" calcext:value-type="float">
            <text:p>29965</text:p>
          </table:table-cell>
          <table:table-cell office:value-type="float" office:value="31705" calcext:value-type="float">
            <text:p>31705</text:p>
          </table:table-cell>
          <table:table-cell office:value-type="float" office:value="37979" calcext:value-type="float">
            <text:p>37979</text:p>
          </table:table-cell>
          <table:table-cell office:value-type="float" office:value="39946" calcext:value-type="float">
            <text:p>39946</text:p>
          </table:table-cell>
        </table:table-row>
        <table:table-row table:style-name="ro2">
          <table:table-cell office:value-type="string" calcext:value-type="string">
            <text:p><text:a xlink:href="javascript:sym(39333)" xlink:type="simple">Sid L'Mokhtar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سيدي المختار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1138" calcext:value-type="float">
            <text:p>11138</text:p>
          </table:table-cell>
          <table:table-cell office:value-type="float" office:value="13557" calcext:value-type="float">
            <text:p>13557</text:p>
          </table:table-cell>
          <table:table-cell office:value-type="float" office:value="20860" calcext:value-type="float">
            <text:p>20860</text:p>
          </table:table-cell>
        </table:table-row>
        <table:table-row table:style-name="ro2">
          <table:table-cell office:value-type="string" calcext:value-type="string">
            <text:p><text:a xlink:href="javascript:sym(21577)" xlink:type="simple">Skhira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الصخيرات</text:p>
          </table:table-cell>
          <table:table-cell office:value-type="float" office:value="6203" calcext:value-type="float">
            <text:p>6203</text:p>
          </table:table-cell>
          <table:table-cell office:value-type="float" office:value="29599" calcext:value-type="float">
            <text:p>29599</text:p>
          </table:table-cell>
          <table:table-cell office:value-type="float" office:value="43025" calcext:value-type="float">
            <text:p>43025</text:p>
          </table:table-cell>
          <table:table-cell office:value-type="float" office:value="59775" calcext:value-type="float">
            <text:p>59775</text:p>
          </table:table-cell>
          <table:table-cell office:value-type="float" office:value="122705" calcext:value-type="float">
            <text:p>122705</text:p>
          </table:table-cell>
        </table:table-row>
        <table:table-row table:style-name="ro2">
          <table:table-cell office:value-type="string" calcext:value-type="string">
            <text:p><text:a xlink:href="javascript:sym(14380)" xlink:type="simple">Souk El Arba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سوق الاربعاء</text:p>
          </table:table-cell>
          <table:table-cell office:value-type="float" office:value="25057" calcext:value-type="float">
            <text:p>25057</text:p>
          </table:table-cell>
          <table:table-cell office:value-type="float" office:value="37213" calcext:value-type="float">
            <text:p>37213</text:p>
          </table:table-cell>
          <table:table-cell office:value-type="float" office:value="43392" calcext:value-type="float">
            <text:p>43392</text:p>
          </table:table-cell>
          <table:table-cell office:value-type="float" office:value="69265" calcext:value-type="float">
            <text:p>69265</text:p>
          </table:table-cell>
          <table:table-cell office:value-type="float" office:value="70894" calcext:value-type="float">
            <text:p>70894</text:p>
          </table:table-cell>
        </table:table-row>
        <table:table-row table:style-name="ro4">
          <table:table-cell office:value-type="string" calcext:value-type="string">
            <text:p><text:a xlink:href="javascript:sym(10534)" xlink:type="simple">Souk Sebt Oulad Nemm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سوق السبت أولاد النمة</text:p>
          </table:table-cell>
          <table:table-cell office:value-type="float" office:value="22687" calcext:value-type="float">
            <text:p>22687</text:p>
          </table:table-cell>
          <table:table-cell office:value-type="float" office:value="40339" calcext:value-type="float">
            <text:p>40339</text:p>
          </table:table-cell>
          <table:table-cell office:value-type="float" office:value="51049" calcext:value-type="float">
            <text:p>51049</text:p>
          </table:table-cell>
          <table:table-cell office:value-type="float" office:value="60076" calcext:value-type="float">
            <text:p>60076</text:p>
          </table:table-cell>
          <table:table-cell office:value-type="float" office:value="60293" calcext:value-type="float">
            <text:p>60293</text:p>
          </table:table-cell>
        </table:table-row>
        <table:table-row table:style-name="ro2">
          <table:table-cell office:value-type="string" calcext:value-type="string">
            <text:p><text:a xlink:href="javascript:sym(21591)" xlink:type="simple">Tabounte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تبونت</text:p>
          </table:table-cell>
          <table:table-cell office:value-type="string" calcext:value-type="string">
            <text:p>...</text:p>
          </table:table-cell>
          <table:table-cell office:value-type="float" office:value="13149" calcext:value-type="float">
            <text:p>13149</text:p>
          </table:table-cell>
          <table:table-cell office:value-type="float" office:value="21168" calcext:value-type="float">
            <text:p>21168</text:p>
          </table:table-cell>
          <table:table-cell office:value-type="float" office:value="31072" calcext:value-type="float">
            <text:p>31072</text:p>
          </table:table-cell>
          <table:table-cell office:value-type="float" office:value="37465" calcext:value-type="float">
            <text:p>37465</text:p>
          </table:table-cell>
        </table:table-row>
        <table:table-row table:style-name="ro2">
          <table:table-cell office:value-type="string" calcext:value-type="string">
            <text:p><text:a xlink:href="javascript:sym(21594)" xlink:type="simple">Tahl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تاهلة</text:p>
          </table:table-cell>
          <table:table-cell office:value-type="float" office:value="10033" calcext:value-type="float">
            <text:p>10033</text:p>
          </table:table-cell>
          <table:table-cell office:value-type="float" office:value="20147" calcext:value-type="float">
            <text:p>20147</text:p>
          </table:table-cell>
          <table:table-cell office:value-type="float" office:value="25655" calcext:value-type="float">
            <text:p>25655</text:p>
          </table:table-cell>
          <table:table-cell office:value-type="float" office:value="27729" calcext:value-type="float">
            <text:p>27729</text:p>
          </table:table-cell>
          <table:table-cell office:value-type="float" office:value="28612" calcext:value-type="float">
            <text:p>28612</text:p>
          </table:table-cell>
        </table:table-row>
        <table:table-row table:style-name="ro2">
          <table:table-cell office:value-type="string" calcext:value-type="string">
            <text:p><text:a xlink:href="javascript:sym(39334)" xlink:type="simple">Tamallal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تملالت</text:p>
          </table:table-cell>
          <table:table-cell office:value-type="string" calcext:value-type="string">
            <text:p>...</text:p>
          </table:table-cell>
          <table:table-cell office:value-type="float" office:value="8701" calcext:value-type="float">
            <text:p>8701</text:p>
          </table:table-cell>
          <table:table-cell office:value-type="float" office:value="12212" calcext:value-type="float">
            <text:p>12212</text:p>
          </table:table-cell>
          <table:table-cell office:value-type="float" office:value="16539" calcext:value-type="float">
            <text:p>16539</text:p>
          </table:table-cell>
          <table:table-cell office:value-type="float" office:value="20528" calcext:value-type="float">
            <text:p>20528</text:p>
          </table:table-cell>
        </table:table-row>
        <table:table-row table:style-name="ro2">
          <table:table-cell office:value-type="string" calcext:value-type="string">
            <text:p><text:a xlink:href="javascript:sym(34101)" xlink:type="simple">Tamensourt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تمنصورت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077" calcext:value-type="float">
            <text:p>25077</text:p>
          </table:table-cell>
          <table:table-cell office:value-type="float" office:value="68285" calcext:value-type="float">
            <text:p>68285</text:p>
          </table:table-cell>
        </table:table-row>
        <table:table-row table:style-name="ro2">
          <table:table-cell office:value-type="string" calcext:value-type="string">
            <text:p><text:a xlink:href="javascript:sym(34106)" xlink:type="simple">Tamesn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تامسنا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119" calcext:value-type="float">
            <text:p>28119</text:p>
          </table:table-cell>
          <table:table-cell office:value-type="float" office:value="86851" calcext:value-type="float">
            <text:p>86851</text:p>
          </table:table-cell>
        </table:table-row>
        <table:table-row table:style-name="ro1">
          <table:table-cell office:value-type="string" calcext:value-type="string">
            <text:p><text:a xlink:href="javascript:sym(1366)" xlink:type="simple">Tanger</text:a> (incl. Boukhalef) [Tangie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طنجة</text:p>
          </table:table-cell>
          <table:table-cell office:value-type="float" office:value="293446" calcext:value-type="float">
            <text:p>293446</text:p>
          </table:table-cell>
          <table:table-cell office:value-type="float" office:value="497147" calcext:value-type="float">
            <text:p>497147</text:p>
          </table:table-cell>
          <table:table-cell office:value-type="float" office:value="687667" calcext:value-type="float">
            <text:p>687667</text:p>
          </table:table-cell>
          <table:table-cell office:value-type="float" office:value="947952" calcext:value-type="float">
            <text:p>947952</text:p>
          </table:table-cell>
          <table:table-cell office:value-type="float" office:value="1275428" calcext:value-type="float">
            <text:p>1275428</text:p>
          </table:table-cell>
        </table:table-row>
        <table:table-row table:style-name="ro2">
          <table:table-cell office:value-type="string" calcext:value-type="string">
            <text:p><text:a xlink:href="javascript:sym(1367)" xlink:type="simple">Tan-Tan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UE</text:p>
          </table:table-cell>
          <table:table-cell office:value-type="string" calcext:value-type="string">
            <text:p>طانطان</text:p>
          </table:table-cell>
          <table:table-cell office:value-type="float" office:value="41451" calcext:value-type="float">
            <text:p>41451</text:p>
          </table:table-cell>
          <table:table-cell office:value-type="float" office:value="45821" calcext:value-type="float">
            <text:p>45821</text:p>
          </table:table-cell>
          <table:table-cell office:value-type="float" office:value="60698" calcext:value-type="float">
            <text:p>60698</text:p>
          </table:table-cell>
          <table:table-cell office:value-type="float" office:value="73209" calcext:value-type="float">
            <text:p>73209</text:p>
          </table:table-cell>
          <table:table-cell office:value-type="float" office:value="76134" calcext:value-type="float">
            <text:p>76134</text:p>
          </table:table-cell>
        </table:table-row>
        <table:table-row table:style-name="ro2">
          <table:table-cell office:value-type="string" calcext:value-type="string">
            <text:p><text:a xlink:href="javascript:sym(21586)" xlink:type="simple">Taounate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تاونات</text:p>
          </table:table-cell>
          <table:table-cell office:value-type="float" office:value="10810" calcext:value-type="float">
            <text:p>10810</text:p>
          </table:table-cell>
          <table:table-cell office:value-type="float" office:value="24378" calcext:value-type="float">
            <text:p>24378</text:p>
          </table:table-cell>
          <table:table-cell office:value-type="float" office:value="32629" calcext:value-type="float">
            <text:p>32629</text:p>
          </table:table-cell>
          <table:table-cell office:value-type="float" office:value="37616" calcext:value-type="float">
            <text:p>37616</text:p>
          </table:table-cell>
          <table:table-cell office:value-type="float" office:value="39114" calcext:value-type="float">
            <text:p>39114</text:p>
          </table:table-cell>
        </table:table-row>
        <table:table-row table:style-name="ro2">
          <table:table-cell office:value-type="string" calcext:value-type="string">
            <text:p><text:a xlink:href="javascript:sym(10535)" xlink:type="simple">Taourir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تاوريرت</text:p>
          </table:table-cell>
          <table:table-cell office:value-type="float" office:value="32667" calcext:value-type="float">
            <text:p>32667</text:p>
          </table:table-cell>
          <table:table-cell office:value-type="float" office:value="57956" calcext:value-type="float">
            <text:p>57956</text:p>
          </table:table-cell>
          <table:table-cell office:value-type="float" office:value="80024" calcext:value-type="float">
            <text:p>80024</text:p>
          </table:table-cell>
          <table:table-cell office:value-type="float" office:value="103398" calcext:value-type="float">
            <text:p>103398</text:p>
          </table:table-cell>
          <table:table-cell office:value-type="float" office:value="100402" calcext:value-type="float">
            <text:p>100402</text:p>
          </table:table-cell>
        </table:table-row>
        <table:table-row table:style-name="ro2">
          <table:table-cell office:value-type="string" calcext:value-type="string">
            <text:p><text:a xlink:href="javascript:sym(10536)" xlink:type="simple">Taroudan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تارودانت</text:p>
          </table:table-cell>
          <table:table-cell office:value-type="float" office:value="35848" calcext:value-type="float">
            <text:p>35848</text:p>
          </table:table-cell>
          <table:table-cell office:value-type="float" office:value="57136" calcext:value-type="float">
            <text:p>57136</text:p>
          </table:table-cell>
          <table:table-cell office:value-type="float" office:value="69489" calcext:value-type="float">
            <text:p>69489</text:p>
          </table:table-cell>
          <table:table-cell office:value-type="float" office:value="80149" calcext:value-type="float">
            <text:p>80149</text:p>
          </table:table-cell>
          <table:table-cell office:value-type="float" office:value="83496" calcext:value-type="float">
            <text:p>83496</text:p>
          </table:table-cell>
        </table:table-row>
        <table:table-row table:style-name="ro2">
          <table:table-cell office:value-type="string" calcext:value-type="string">
            <text:p><text:a xlink:href="javascript:sym(39332)" xlink:type="simple">Tat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طاطا</text:p>
          </table:table-cell>
          <table:table-cell office:value-type="string" calcext:value-type="string">
            <text:p>...</text:p>
          </table:table-cell>
          <table:table-cell office:value-type="float" office:value="12549" calcext:value-type="float">
            <text:p>12549</text:p>
          </table:table-cell>
          <table:table-cell office:value-type="float" office:value="15239" calcext:value-type="float">
            <text:p>15239</text:p>
          </table:table-cell>
          <table:table-cell office:value-type="float" office:value="18611" calcext:value-type="float">
            <text:p>18611</text:p>
          </table:table-cell>
          <table:table-cell office:value-type="float" office:value="19544" calcext:value-type="float">
            <text:p>19544</text:p>
          </table:table-cell>
        </table:table-row>
        <table:table-row table:style-name="ro2">
          <table:table-cell office:value-type="string" calcext:value-type="string">
            <text:p><text:a xlink:href="javascript:sym(1368)" xlink:type="simple">Taz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تازة</text:p>
          </table:table-cell>
          <table:table-cell office:value-type="float" office:value="77216" calcext:value-type="float">
            <text:p>77216</text:p>
          </table:table-cell>
          <table:table-cell office:value-type="float" office:value="120971" calcext:value-type="float">
            <text:p>120971</text:p>
          </table:table-cell>
          <table:table-cell office:value-type="float" office:value="139686" calcext:value-type="float">
            <text:p>139686</text:p>
          </table:table-cell>
          <table:table-cell office:value-type="float" office:value="148456" calcext:value-type="float">
            <text:p>148456</text:p>
          </table:table-cell>
          <table:table-cell office:value-type="float" office:value="150763" calcext:value-type="float">
            <text:p>150763</text:p>
          </table:table-cell>
        </table:table-row>
        <table:table-row table:style-name="ro2">
          <table:table-cell office:value-type="string" calcext:value-type="string">
            <text:p><text:a xlink:href="javascript:sym(29839)" xlink:type="simple">Téma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تمارة</text:p>
          </table:table-cell>
          <table:table-cell office:value-type="float" office:value="48644" calcext:value-type="float">
            <text:p>48644</text:p>
          </table:table-cell>
          <table:table-cell office:value-type="float" office:value="130793" calcext:value-type="float">
            <text:p>130793</text:p>
          </table:table-cell>
          <table:table-cell office:value-type="float" office:value="225497" calcext:value-type="float">
            <text:p>225497</text:p>
          </table:table-cell>
          <table:table-cell office:value-type="float" office:value="313510" calcext:value-type="float">
            <text:p>313510</text:p>
          </table:table-cell>
          <table:table-cell office:value-type="float" office:value="297098" calcext:value-type="float">
            <text:p>297098</text:p>
          </table:table-cell>
        </table:table-row>
        <table:table-row table:style-name="ro2">
          <table:table-cell office:value-type="string" calcext:value-type="string">
            <text:p><text:a xlink:href="javascript:sym(34110)" xlink:type="simple">Temsia</text:a>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تمسية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4902" calcext:value-type="float">
            <text:p>14902</text:p>
          </table:table-cell>
          <table:table-cell office:value-type="float" office:value="27955" calcext:value-type="float">
            <text:p>27955</text:p>
          </table:table-cell>
          <table:table-cell office:value-type="float" office:value="37128" calcext:value-type="float">
            <text:p>37128</text:p>
          </table:table-cell>
        </table:table-row>
        <table:table-row table:style-name="ro2">
          <table:table-cell office:value-type="string" calcext:value-type="string">
            <text:p><text:a xlink:href="javascript:sym(1370)" xlink:type="simple">Tétouan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TTH</text:p>
          </table:table-cell>
          <table:table-cell office:value-type="string" calcext:value-type="string">
            <text:p>تطوان</text:p>
          </table:table-cell>
          <table:table-cell office:value-type="float" office:value="199615" calcext:value-type="float">
            <text:p>199615</text:p>
          </table:table-cell>
          <table:table-cell office:value-type="float" office:value="277516" calcext:value-type="float">
            <text:p>277516</text:p>
          </table:table-cell>
          <table:table-cell office:value-type="float" office:value="320539" calcext:value-type="float">
            <text:p>320539</text:p>
          </table:table-cell>
          <table:table-cell office:value-type="float" office:value="380787" calcext:value-type="float">
            <text:p>380787</text:p>
          </table:table-cell>
          <table:table-cell office:value-type="float" office:value="422757" calcext:value-type="float">
            <text:p>422757</text:p>
          </table:table-cell>
        </table:table-row>
        <table:table-row table:style-name="ro2">
          <table:table-cell office:value-type="string" calcext:value-type="string">
            <text:p><text:a xlink:href="javascript:sym(10537)" xlink:type="simple">Tifle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RSK</text:p>
          </table:table-cell>
          <table:table-cell office:value-type="string" calcext:value-type="string">
            <text:p>تيفلت</text:p>
          </table:table-cell>
          <table:table-cell office:value-type="float" office:value="29658" calcext:value-type="float">
            <text:p>29658</text:p>
          </table:table-cell>
          <table:table-cell office:value-type="float" office:value="49918" calcext:value-type="float">
            <text:p>49918</text:p>
          </table:table-cell>
          <table:table-cell office:value-type="float" office:value="69640" calcext:value-type="float">
            <text:p>69640</text:p>
          </table:table-cell>
          <table:table-cell office:value-type="float" office:value="86709" calcext:value-type="float">
            <text:p>86709</text:p>
          </table:table-cell>
          <table:table-cell office:value-type="float" office:value="103850" calcext:value-type="float">
            <text:p>103850</text:p>
          </table:table-cell>
        </table:table-row>
        <table:table-row table:style-name="ro2">
          <table:table-cell office:value-type="string" calcext:value-type="string">
            <text:p><text:a xlink:href="javascript:sym(14389)" xlink:type="simple">Tinghir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تنغير</text:p>
          </table:table-cell>
          <table:table-cell office:value-type="float" office:value="10527" calcext:value-type="float">
            <text:p>10527</text:p>
          </table:table-cell>
          <table:table-cell office:value-type="float" office:value="30471" calcext:value-type="float">
            <text:p>30471</text:p>
          </table:table-cell>
          <table:table-cell office:value-type="float" office:value="36391" calcext:value-type="float">
            <text:p>36391</text:p>
          </table:table-cell>
          <table:table-cell office:value-type="float" office:value="42044" calcext:value-type="float">
            <text:p>42044</text:p>
          </table:table-cell>
          <table:table-cell office:value-type="float" office:value="44239" calcext:value-type="float">
            <text:p>44239</text:p>
          </table:table-cell>
        </table:table-row>
        <table:table-row table:style-name="ro2">
          <table:table-cell office:value-type="string" calcext:value-type="string">
            <text:p><text:a xlink:href="javascript:sym(34093)" xlink:type="simple">Tit Melli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تيط مليل</text:p>
          </table:table-cell>
          <table:table-cell office:value-type="string" calcext:value-type="string">
            <text:p>...</text:p>
          </table:table-cell>
          <table:table-cell office:value-type="float" office:value="5796" calcext:value-type="float">
            <text:p>5796</text:p>
          </table:table-cell>
          <table:table-cell office:value-type="float" office:value="11710" calcext:value-type="float">
            <text:p>11710</text:p>
          </table:table-cell>
          <table:table-cell office:value-type="float" office:value="32782" calcext:value-type="float">
            <text:p>32782</text:p>
          </table:table-cell>
          <table:table-cell office:value-type="float" office:value="56019" calcext:value-type="float">
            <text:p>56019</text:p>
          </table:table-cell>
        </table:table-row>
        <table:table-row table:style-name="ro2">
          <table:table-cell office:value-type="string" calcext:value-type="string">
            <text:p><text:a xlink:href="javascript:sym(10538)" xlink:type="simple">Tiznit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تزنيت</text:p>
          </table:table-cell>
          <table:table-cell office:value-type="float" office:value="22922" calcext:value-type="float">
            <text:p>22922</text:p>
          </table:table-cell>
          <table:table-cell office:value-type="float" office:value="43001" calcext:value-type="float">
            <text:p>43001</text:p>
          </table:table-cell>
          <table:table-cell office:value-type="float" office:value="53682" calcext:value-type="float">
            <text:p>53682</text:p>
          </table:table-cell>
          <table:table-cell office:value-type="float" office:value="74699" calcext:value-type="float">
            <text:p>74699</text:p>
          </table:table-cell>
          <table:table-cell office:value-type="float" office:value="86595" calcext:value-type="float">
            <text:p>86595</text:p>
          </table:table-cell>
        </table:table-row>
        <table:table-row table:style-name="ro2">
          <table:table-cell office:value-type="string" calcext:value-type="string">
            <text:p><text:a xlink:href="javascript:sym(34084)" xlink:type="simple">Toulal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FMK</text:p>
          </table:table-cell>
          <table:table-cell office:value-type="string" calcext:value-type="string">
            <text:p>تولال</text:p>
          </table:table-cell>
          <table:table-cell office:value-type="string" calcext:value-type="string">
            <text:p>...</text:p>
          </table:table-cell>
          <table:table-cell office:value-type="float" office:value="12668" calcext:value-type="float">
            <text:p>12668</text:p>
          </table:table-cell>
          <table:table-cell office:value-type="float" office:value="13852" calcext:value-type="float">
            <text:p>13852</text:p>
          </table:table-cell>
          <table:table-cell office:value-type="float" office:value="19077" calcext:value-type="float">
            <text:p>19077</text:p>
          </table:table-cell>
          <table:table-cell office:value-type="float" office:value="26970" calcext:value-type="float">
            <text:p>26970</text:p>
          </table:table-cell>
        </table:table-row>
        <table:table-row table:style-name="ro1">
          <table:table-cell office:value-type="string" calcext:value-type="string">
            <text:p><text:a xlink:href="javascript:sym(39342)" xlink:type="simple">Victoria</text:a> (in: Oulad Salah commune)</text:p>
          </table:table-cell>
          <table:table-cell office:value-type="string" calcext:value-type="string">
            <text:p>UrbC</text:p>
          </table:table-cell>
          <table:table-cell office:value-type="string" calcext:value-type="string">
            <text:p>GCS</text:p>
          </table:table-cell>
          <table:table-cell office:value-type="string" calcext:value-type="string">
            <text:p>فيكتوريا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33185" calcext:value-type="float">
            <text:p>33185</text:p>
          </table:table-cell>
        </table:table-row>
        <table:table-row table:style-name="ro2">
          <table:table-cell office:value-type="string" calcext:value-type="string">
            <text:p><text:a xlink:href="javascript:sym(10539)" xlink:type="simple">Youssoufi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MSF</text:p>
          </table:table-cell>
          <table:table-cell office:value-type="string" calcext:value-type="string">
            <text:p>اليوسفية</text:p>
          </table:table-cell>
          <table:table-cell office:value-type="float" office:value="42195" calcext:value-type="float">
            <text:p>42195</text:p>
          </table:table-cell>
          <table:table-cell office:value-type="float" office:value="60451" calcext:value-type="float">
            <text:p>60451</text:p>
          </table:table-cell>
          <table:table-cell office:value-type="float" office:value="64518" calcext:value-type="float">
            <text:p>64518</text:p>
          </table:table-cell>
          <table:table-cell office:value-type="float" office:value="67628" calcext:value-type="float">
            <text:p>67628</text:p>
          </table:table-cell>
          <table:table-cell office:value-type="float" office:value="65669" calcext:value-type="float">
            <text:p>65669</text:p>
          </table:table-cell>
        </table:table-row>
        <table:table-row table:style-name="ro2">
          <table:table-cell office:value-type="string" calcext:value-type="string">
            <text:p><text:a xlink:href="javascript:sym(21582)" xlink:type="simple">Zagora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DTF</text:p>
          </table:table-cell>
          <table:table-cell office:value-type="string" calcext:value-type="string">
            <text:p>زاكورة</text:p>
          </table:table-cell>
          <table:table-cell office:value-type="float" office:value="9839" calcext:value-type="float">
            <text:p>9839</text:p>
          </table:table-cell>
          <table:table-cell office:value-type="float" office:value="26174" calcext:value-type="float">
            <text:p>26174</text:p>
          </table:table-cell>
          <table:table-cell office:value-type="float" office:value="34851" calcext:value-type="float">
            <text:p>34851</text:p>
          </table:table-cell>
          <table:table-cell office:value-type="float" office:value="40067" calcext:value-type="float">
            <text:p>40067</text:p>
          </table:table-cell>
          <table:table-cell office:value-type="float" office:value="42294" calcext:value-type="float">
            <text:p>42294</text:p>
          </table:table-cell>
        </table:table-row>
        <table:table-row table:style-name="ro2">
          <table:table-cell office:value-type="string" calcext:value-type="string">
            <text:p><text:a xlink:href="javascript:sym(21584)" xlink:type="simple">Zaïo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زايو</text:p>
          </table:table-cell>
          <table:table-cell office:value-type="float" office:value="14559" calcext:value-type="float">
            <text:p>14559</text:p>
          </table:table-cell>
          <table:table-cell office:value-type="float" office:value="25920" calcext:value-type="float">
            <text:p>25920</text:p>
          </table:table-cell>
          <table:table-cell office:value-type="float" office:value="29851" calcext:value-type="float">
            <text:p>29851</text:p>
          </table:table-cell>
          <table:table-cell office:value-type="float" office:value="35806" calcext:value-type="float">
            <text:p>35806</text:p>
          </table:table-cell>
          <table:table-cell office:value-type="float" office:value="36766" calcext:value-type="float">
            <text:p>36766</text:p>
          </table:table-cell>
        </table:table-row>
        <table:table-row table:style-name="ro2">
          <table:table-cell office:value-type="string" calcext:value-type="string">
            <text:p><text:a xlink:href="javascript:sym(21595)" xlink:type="simple">Zaouïat Cheikh</text:a>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BMK</text:p>
          </table:table-cell>
          <table:table-cell office:value-type="string" calcext:value-type="string">
            <text:p>زاوية الشيخ</text:p>
          </table:table-cell>
          <table:table-cell office:value-type="float" office:value="13171" calcext:value-type="float">
            <text:p>13171</text:p>
          </table:table-cell>
          <table:table-cell office:value-type="float" office:value="19906" calcext:value-type="float">
            <text:p>19906</text:p>
          </table:table-cell>
          <table:table-cell office:value-type="float" office:value="22728" calcext:value-type="float">
            <text:p>22728</text:p>
          </table:table-cell>
          <table:table-cell office:value-type="float" office:value="25388" calcext:value-type="float">
            <text:p>25388</text:p>
          </table:table-cell>
          <table:table-cell office:value-type="float" office:value="25088" calcext:value-type="float">
            <text:p>25088</text:p>
          </table:table-cell>
        </table:table-row>
        <table:table-row table:style-name="ro3">
          <table:table-cell office:value-type="string" calcext:value-type="string">
            <text:p><text:a xlink:href="javascript:sym(21599)" xlink:type="simple">Zeghanghane</text:a> (incl. Jaadar)</text:p>
          </table:table-cell>
          <table:table-cell office:value-type="string" calcext:value-type="string">
            <text:p>UCom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ازغنغان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678" calcext:value-type="float">
            <text:p>29678</text:p>
          </table:table-cell>
          <table:table-cell office:value-type="float" office:value="34025" calcext:value-type="float">
            <text:p>34025</text:p>
          </table:table-cell>
          <table:table-cell office:value-type="float" office:value="31431" calcext:value-type="float">
            <text:p>31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08:27:28.431716100</meta:creation-date>
    <dc:date>2025-04-21T08:28:12.871872300</dc:date>
    <meta:editing-duration>PT44S</meta:editing-duration>
    <meta:editing-cycles>1</meta:editing-cycles>
    <meta:document-statistic meta:table-count="1" meta:cell-count="1467" meta:object-count="0"/>
    <meta:generator>LibreOffice/25.2.2.2$Windows_X86_64 LibreOffice_project/7370d4be9e3cf6031a51beef54ff3bda878e3fac</meta:generator>
  </office:meta>
</office:document-meta>
</file>